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Standard">
      <style:paragraph-properties fo:margin-left="0in" fo:margin-right="0in" fo:text-align="justify"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text-properties fo:language="ru" fo:country="RU"/>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in" fo:margin-right="0in" fo:text-align="center"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fo:margin-top="0in" fo:margin-bottom="0.0835in" loext:contextual-spacing="false"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style>
    <style:style style:name="P139" style:family="paragraph" style:parent-style-name="Text_20_body">
      <style:paragraph-properties fo:margin-left="0in" fo:margin-right="0in" fo:text-align="justify" style:justify-single-word="false" fo:text-indent="0.1965in" style:auto-text-indent="false"/>
      <style:text-properties officeooo:rsid="0009154f" officeooo:paragraph-rsid="0009154f"/>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858e3" style:font-style-asian="normal" style:font-style-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89962" style:font-style-asian="normal" style:font-style-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adf52" officeooo:paragraph-rsid="000adf52" style:font-style-asian="normal" style:font-style-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ef0ea" officeooo:paragraph-rsid="000ef0ea"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f0eed" officeooo:paragraph-rsid="000f0eed"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a46b" officeooo:paragraph-rsid="0016a46b" style:font-style-asian="normal" style:font-style-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858e3" officeooo:paragraph-rsid="001858e3" style:font-style-asian="normal" style:font-style-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6fdb"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f6fdb" officeooo:paragraph-rsid="000f6fdb" style:font-style-asian="normal" style:font-style-complex="normal"/>
    </style:style>
    <style:style style:name="P150" style:family="paragraph" style:parent-style-name="Heading_20_1">
      <style:paragraph-properties fo:margin-left="0in" fo:margin-right="0in" fo:text-align="center" style:justify-single-word="false" fo:text-indent="0.1965in" style:auto-text-indent="false"/>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P154" style:family="paragraph" style:parent-style-name="Footnote">
      <style:text-properties style:use-window-font-color="true" fo:language="ru" fo:country="RU" officeooo:paragraph-rsid="001b37f8"/>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8e815"/>
    </style:style>
    <style:style style:name="T12" style:family="text">
      <style:text-properties fo:language="ru" fo:country="RU" officeooo:rsid="0009154f"/>
    </style:style>
    <style:style style:name="T13" style:family="text">
      <style:text-properties fo:language="ru" fo:country="RU" officeooo:rsid="000adf52"/>
    </style:style>
    <style:style style:name="T14" style:family="text">
      <style:text-properties fo:language="ru" fo:country="RU" officeooo:rsid="000da0e8"/>
    </style:style>
    <style:style style:name="T15" style:family="text">
      <style:text-properties fo:language="ru" fo:country="RU" officeooo:rsid="000f0eed"/>
    </style:style>
    <style:style style:name="T16" style:family="text">
      <style:text-properties fo:language="ru" fo:country="RU" officeooo:rsid="000f6fdb"/>
    </style:style>
    <style:style style:name="T17" style:family="text">
      <style:text-properties fo:language="ru" fo:country="RU" officeooo:rsid="001858e3"/>
    </style:style>
    <style:style style:name="T18" style:family="text">
      <style:text-properties fo:language="en" fo:country="US"/>
    </style:style>
    <style:style style:name="T19" style:family="text">
      <style:text-properties fo:language="en" fo:country="US" fo:font-style="normal" style:font-style-asian="normal" style:font-style-complex="normal"/>
    </style:style>
    <style:style style:name="T20" style:family="text">
      <style:text-properties fo:language="en" fo:country="US" fo:font-style="italic" style:font-style-asian="italic" style:font-style-complex="italic"/>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fo:background-color="transparent" loext:char-shading-value="0" style:font-weight-asian="normal" style:font-weight-complex="normal"/>
    </style:style>
    <style:style style:name="T24" style:family="text">
      <style:text-properties fo:language="en" fo:country="US" fo:background-color="transparent" loext:char-shading-value="0"/>
    </style:style>
    <style:style style:name="T25" style:family="text">
      <style:text-properties fo:language="en" fo:country="US" officeooo:rsid="0008e815"/>
    </style:style>
    <style:style style:name="T26" style:family="text">
      <style:text-properties fo:language="en" fo:country="US" officeooo:rsid="000f0eed"/>
    </style:style>
    <style:style style:name="T27" style:family="text">
      <style:text-properties fo:language="en" fo:country="US" officeooo:rsid="000f6fdb"/>
    </style:style>
    <style:style style:name="T28" style:family="text">
      <style:text-properties fo:color="#ff3333"/>
    </style:style>
    <style:style style:name="T29" style:family="text">
      <style:text-properties fo:color="#ff3333" fo:language="ru" fo:country="RU"/>
    </style:style>
    <style:style style:name="T30" style:family="text">
      <style:text-properties fo:color="#ff3333" fo:language="ru" fo:country="RU" fo:font-weight="normal" style:font-weight-asian="normal" style:font-weight-complex="normal"/>
    </style:style>
    <style:style style:name="T31" style:family="text">
      <style:text-properties fo:color="#ff3333" fo:font-weight="normal"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color="#800000"/>
    </style:style>
    <style:style style:name="T35" style:family="text">
      <style:text-properties fo:color="#800000" fo:language="ru" fo:country="RU"/>
    </style:style>
    <style:style style:name="T36" style:family="text">
      <style:text-properties fo:color="#800000" fo:language="en" fo:country="US"/>
    </style:style>
    <style:style style:name="T37" style:family="text">
      <style:text-properties fo:color="#ff6600"/>
    </style:style>
    <style:style style:name="T38" style:family="text">
      <style:text-properties fo:font-weight="bold" style:font-weight-asian="bold" style:font-weight-complex="bold"/>
    </style:style>
    <style:style style:name="T39" style:family="text">
      <style:text-properties fo:font-weight="bold" fo:background-color="transparent" loext:char-shading-value="0" style:font-weight-asian="bold" style:font-weight-complex="bold"/>
    </style:style>
    <style:style style:name="T40" style:family="text">
      <style:text-properties style:use-window-font-color="true"/>
    </style:style>
    <style:style style:name="T41" style:family="text">
      <style:text-properties style:use-window-font-color="true" fo:language="ru" fo:country="RU"/>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ru" fo:country="RU" fo:font-style="normal" fo:background-color="transparent" loext:char-shading-value="0" style:font-style-asian="normal" style:font-style-complex="normal"/>
    </style:style>
    <style:style style:name="T46" style:family="text">
      <style:text-properties style:use-window-font-color="true" fo:language="ru" fo:country="RU" fo:font-style="italic" style:font-style-asian="italic" style:font-style-complex="italic"/>
    </style:style>
    <style:style style:name="T47" style:family="text">
      <style:text-properties style:use-window-font-color="true" fo:language="ru" fo:country="RU" fo:font-style="italic" fo:font-weight="normal" style:font-style-asian="italic" style:font-weight-asian="normal" style:font-style-complex="italic" style:font-weight-complex="normal"/>
    </style:style>
    <style:style style:name="T48" style:family="text">
      <style:text-properties style:use-window-font-color="true" fo:language="ru" fo:country="RU" fo:font-weight="normal" style:font-weight-asian="normal" style:font-weight-complex="normal"/>
    </style:style>
    <style:style style:name="T49" style:family="text">
      <style:text-properties style:use-window-font-color="true" fo:language="ru" fo:country="RU" fo:background-color="transparent" loext:char-shading-value="0"/>
    </style:style>
    <style:style style:name="T50" style:family="text">
      <style:text-properties style:use-window-font-color="true" fo:language="en" fo:country="US"/>
    </style:style>
    <style:style style:name="T51" style:family="text">
      <style:text-properties style:use-window-font-color="true" fo:language="en" fo:country="US" fo:font-style="normal" style:font-style-asian="normal" style:font-style-complex="normal"/>
    </style:style>
    <style:style style:name="T52" style:family="text">
      <style:text-properties style:use-window-font-color="true" fo:language="en" fo:country="US" fo:font-style="normal" fo:background-color="transparent" loext:char-shading-value="0" style:font-style-asian="normal" style:font-style-complex="normal"/>
    </style:style>
    <style:style style:name="T53" style:family="text">
      <style:text-properties style:use-window-font-color="true" fo:language="en" fo:country="US" fo:font-style="normal" fo:font-weight="normal" style:font-style-asian="normal" style:font-weight-asian="normal" style:font-style-complex="normal" style:font-weight-complex="normal"/>
    </style:style>
    <style:style style:name="T5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language="en" fo:country="US" fo:font-weight="normal" style:font-weight-asian="normal" style:font-weight-complex="normal"/>
    </style:style>
    <style:style style:name="T56" style:family="text">
      <style:text-properties style:use-window-font-color="true" fo:font-style="normal" style:font-style-asian="normal" style:font-style-complex="normal"/>
    </style:style>
    <style:style style:name="T57" style:family="text">
      <style:text-properties style:use-window-font-color="true" fo:font-style="normal" fo:font-weight="normal" style:font-style-asian="normal" style:font-weight-asian="normal" style:font-style-complex="normal" style:font-weight-complex="normal"/>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fo:background-color="transparent" loext:char-shading-value="0"/>
    </style:style>
    <style:style style:name="T60" style:family="text">
      <style:text-properties style:use-window-font-color="true" fo:language="uk" fo:country="UA" fo:font-style="normal" fo:font-weight="normal" style:font-style-asian="normal" style:font-weight-asian="normal" style:font-style-complex="normal" style:font-weight-complex="normal"/>
    </style:style>
    <style:style style:name="T61" style:family="text">
      <style:text-properties fo:background-color="transparent" loext:char-shading-value="0"/>
    </style:style>
    <style:style style:name="T62" style:family="text">
      <style:text-properties style:text-position="super 58%"/>
    </style:style>
    <style:style style:name="T63" style:family="text">
      <style:text-properties fo:language="fr" fo:country="FR"/>
    </style:style>
    <style:style style:name="T64" style:family="text">
      <style:text-properties fo:color="#3333ff"/>
    </style:style>
    <style:style style:name="T65" style:family="text">
      <style:text-properties fo:color="#3333ff" fo:language="en" fo:country="US"/>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fo:background-color="transparent" loext:char-shading-value="0" style:font-style-asian="normal" style:font-weight-asian="normal" style:font-style-complex="normal" style:font-weight-complex="normal"/>
    </style:style>
    <style:style style:name="T69" style:family="text">
      <style:text-properties fo:font-style="normal" style:text-underline-style="none" style:font-style-asian="normal" style:font-style-complex="normal"/>
    </style:style>
    <style:style style:name="T70" style:family="text">
      <style:text-properties fo:color="#0066ff"/>
    </style:style>
    <style:style style:name="T71" style:family="text">
      <style:text-properties fo:color="#0066ff" fo:language="en" fo:country="US" fo:font-style="normal" fo:background-color="transparent" loext:char-shading-value="0" style:font-style-asian="normal" style:font-style-complex="normal"/>
    </style:style>
    <style:style style:name="T72" style:family="text">
      <style:text-properties fo:color="#00ccff"/>
    </style:style>
    <style:style style:name="T73" style:family="text">
      <style:text-properties fo:font-weight="normal" style:font-weight-asian="normal" style:font-weight-complex="normal"/>
    </style:style>
    <style:style style:name="T74" style:family="text">
      <style:text-properties fo:font-weight="normal" fo:background-color="transparent" loext:char-shading-value="0" style:font-weight-asian="normal" style:font-weight-complex="normal"/>
    </style:style>
    <style:style style:name="T75" style:family="text">
      <style:text-properties fo:color="#0066cc"/>
    </style:style>
    <style:style style:name="T76" style:family="text">
      <style:text-properties fo:color="#0000cc"/>
    </style:style>
    <style:style style:name="T77" style:family="text">
      <style:text-properties style:text-line-through-style="solid" style:text-line-through-type="single" fo:font-weight="bold" style:font-weight-asian="bold" style:font-weight-complex="bold"/>
    </style:style>
    <style:style style:name="T78" style:family="text">
      <style:text-properties fo:language="uk" fo:country="UA"/>
    </style:style>
    <style:style style:name="T79" style:family="text">
      <style:text-properties fo:language="uk" fo:country="UA" fo:font-style="italic" style:font-style-asian="italic" style:font-style-complex="italic"/>
    </style:style>
    <style:style style:name="T80" style:family="text">
      <style:text-properties fo:language="uk" fo:country="UA" fo:font-weight="bold" style:font-weight-asian="bold" style:font-weight-complex="bold"/>
    </style:style>
    <style:style style:name="T81" style:family="text">
      <style:text-properties fo:color="#ff0000"/>
    </style:style>
    <style:style style:name="T82" style:family="text">
      <style:text-properties style:text-underline-style="none"/>
    </style:style>
    <style:style style:name="T83" style:family="text">
      <style:text-properties style:text-rotation-angle="90" style:text-rotation-scale="line-height"/>
    </style:style>
    <style:style style:name="T84" style:family="text">
      <style:text-properties style:text-rotation-angle="270" style:text-rotation-scale="line-height"/>
    </style:style>
    <style:style style:name="T85" style:family="text">
      <style:text-properties style:text-position="sub 58%" style:font-size-asian="10.5pt"/>
    </style:style>
    <style:style style:name="T86" style:family="text">
      <style:text-properties style:font-name="Symbol" style:font-name-asian="Symbol" style:font-name-complex="Symbol"/>
    </style:style>
    <style:style style:name="T87" style:family="text">
      <style:text-properties style:font-name="Liberation Serif1" style:font-name-asian="Symbol" style:font-name-complex="Symbol"/>
    </style:style>
    <style:style style:name="T88" style:family="text">
      <style:text-properties style:font-name="Courier New CYR"/>
    </style:style>
    <style:style style:name="T89" style:family="text">
      <style:text-properties style:font-name="Courier New CYR" fo:language="en" fo:country="US"/>
    </style:style>
    <style:style style:name="T90" style:family="text">
      <style:text-properties fo:color="#6666ff"/>
    </style:style>
    <style:style style:name="T91" style:family="text">
      <style:text-properties fo:font-size="14pt" fo:language="en" fo:country="US" fo:font-weight="bold" style:font-size-asian="14pt" style:font-weight-asian="bold" style:font-size-complex="14pt" style:font-weight-complex="bold"/>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9pt" style:font-size-asian="9pt" style:font-size-complex="9pt"/>
    </style:style>
    <style:style style:name="T94" style:family="text">
      <style:text-properties fo:font-size="12pt" style:font-size-asian="12pt" style:font-size-complex="12pt"/>
    </style:style>
    <style:style style:name="T95" style:family="text">
      <style:text-properties officeooo:rsid="0008e815"/>
    </style:style>
    <style:style style:name="T96" style:family="text">
      <style:text-properties officeooo:rsid="000adf52"/>
    </style:style>
    <style:style style:name="T97" style:family="text">
      <style:text-properties officeooo:rsid="000c1382"/>
    </style:style>
    <style:style style:name="T98" style:family="text">
      <style:text-properties officeooo:rsid="000f0eed"/>
    </style:style>
    <style:style style:name="T99" style:family="text">
      <style:text-properties officeooo:rsid="000f6fdb"/>
    </style:style>
    <style:style style:name="T100" style:family="text">
      <style:text-properties officeooo:rsid="0011501b"/>
    </style:style>
    <style:style style:name="T101" style:family="text">
      <style:text-properties officeooo:rsid="0011cb56"/>
    </style:style>
    <style:style style:name="T102" style:family="text">
      <style:text-properties officeooo:rsid="0013ac75"/>
    </style:style>
    <style:style style:name="T103" style:family="text">
      <style:text-properties officeooo:rsid="00147b19"/>
    </style:style>
    <style:style style:name="T104" style:family="text">
      <style:text-properties officeooo:rsid="001858e3"/>
    </style:style>
    <style:style style:name="T105" style:family="text">
      <style:text-properties officeooo:rsid="001b37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2"/>
      <text:h text:style-name="P151"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4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8">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8">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8">– Нэш, к</text:span>ак называется наш проект?</text:p>
      <text:p text:style-name="P72"><text:span text:style-name="T8">– </text:span><text:span text:style-name="T73">Дайсон.</text:span></text:p>
      <text:p text:style-name="P72"><text:span text:style-name="T8">– </text:span><text:span text:style-name="T73">Сколько тебе лет?</text:span></text:p>
      <text:p text:style-name="P72"><text:span text:style-name="T8">– </text:span><text:span text:style-name="T73">Два года с начала запуска кластера.</text:span></text:p>
      <text:p text:style-name="P72"><text:span text:style-name="T8">– </text:span><text:span text:style-name="T73">Какой сейчас год?</text:span></text:p>
      <text:p text:style-name="P72"><text:span text:style-name="T8">– </text:span><text:span text:style-name="T31">20</text:span><text:span text:style-name="T30">18</text:span><text:span text:style-name="T73">-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67">, </text:span><text:span text:style-name="T5">в некоем городе живёт брадобрей, который бреет всех людей, которые не бреются сами. Вопрос: кто бреет брадобрея</text:span><text:span text:style-name="T6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8">incompartible interface Analytics v.0.93 beta</text:span>”</text:p>
      <text:p text:style-name="P33">Ага, уже теплее.</text:p>
      <text:p text:style-name="P33"/>
      <text:p text:style-name="P72"><text:span text:style-name="T8">– Нэш</text:span><text:span text:style-name="T73">,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8">–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8">–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8">.</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8">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8">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34">34-хэтажного</text:span> корпуса <text:span text:style-name="T3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4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40"> </text:span><text:span text:style-name="T41">Юджина</text:span><text:span text:style-name="T1">,</text:span> <text:span text:style-name="T2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61">ворил </text:span><text:span text:style-name="T2">—</text:span><text:span text:style-name="T6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4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1">А у нас получается… </text:span><text:span text:style-name="T2">–</text:span><text:span text:style-name="T6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6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34">Тридцать четвёртый</text:span> этаж! Пиздец <text:span text:style-name="T1">—</text:span> успел подумать я и сознание выключилось.</text:p>
      <text:p text:style-name="P1"/>
      <text:h text:style-name="P151" text:outline-level="2">2. Пробуждение</text:h>
      <text:p text:style-name="P31"/>
      <text:p text:style-name="P1"><text:span text:style-name="T45">Сознание рестартовало после того, как я гребанулся </text:span><text:span text:style-name="T61">затылком и плечами об каменный пол. Открыл глаза, тщётно пытаясь вдохнуть. Образ, </text:span><text:span text:style-name="T2">который я </text:span><text:span text:style-name="T61">пару мгновений назад </text:span><text:span text:style-name="T2">видел на фоне </text:span><text:span text:style-name="T6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61">розов</text:span><text:span text:style-name="T2">атый</text:span><text:span text:style-name="T61"> нос, венчающая голову </text:span><text:span text:style-name="T2">высокая тиара</text:span><text:span text:style-name="T6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8">–</text:span> Она очнулась. Хвала небу, нам это удалось!</text:p>
      <text:p text:style-name="P1">Сразу стало ясно три вещи.</text:p>
      <text:p text:style-name="P1">1) Единорог <text:span text:style-name="T1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1">, </text:span><text:span text:style-name="T2">а от валиума таких глюков у меня ни разу не было, да и не должно быть —это же не ЛСД какой-нибудь</text:span><text:span text:style-name="T6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4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8">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50">роводник</text:span>??? А?!! <text:span text:style-name="T1">А-ха-ха-ха-ха-ха-ха</text:span>! <text:span text:style-name="T18">–</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8">!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8">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40">верх</text:span>…</text:p>
      <text:p text:style-name="P3">– Сестра, ты идёшь? – заглянула в зал Луна.</text:p>
      <text:p text:style-name="P3">Тут м<text:span text:style-name="T18">еня, </text:span>наконец,<text:span text:style-name="T18"> стошнило. Буквально вывернуло наизнанку: из носа текло, в глазах стояли слёзы.</text:span></text:p>
      <text:p text:style-name="P3">Тёмная аликорница брезгливо поджала губы. <text:span text:style-name="T18">Д</text:span>искорд сделал шаг в сторону, чтобы не попасть под брызги.</text:p>
      <text:p text:style-name="P1"><text:soft-page-break/><text:span text:style-name="T18">–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 </text:span><text:span text:style-name="T1">Сахарная Ватка</text:span><text:span text:style-name="T6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8">Селестия снова взглянула на меня. Н</text:span>ос её медленно сморщился. <text:span text:style-name="T18">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4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4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4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4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4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4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8">–</text:span> Уфф! Выкарабкались. Почти без потерь, <text:span text:style-name="T18">–</text:span> заметил Дискорд, оглядывая крыло. <text:span text:style-name="T18">–</text:span> Могло быть и хуже.</text:p>
      <text:p text:style-name="P3"><text:span text:style-name="T1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8">–</text:span> ТЫ!!! ТЫ!..</text:p>
      <text:p text:style-name="P3"><text:span text:style-name="T18">–</text:span> Да, я!!! <text:span text:style-name="T18">–</text:span> Дискорд подбоченился и с вызовом посмотрел на разъярённую аликорницу. <text:span text:style-name="T18">–</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51"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5274036865185256280" text:style-name="L1">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8"><text:s/>–</text:span> Блядь, как меня заебала эта архаика! Когда-нибудь пошлю нахер все каноны письменности и учредю свои! С блекджеком и шлюхами. <text:span text:style-name="T18">– Стар Свирл перевернулся на другой бок и обратился к учени</text:span><text:span text:style-name="T1">це</text:span><text:span text:style-name="T18">.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8">.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3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8">В Додж-Сити продолжаются исчезновения пони. Шериф подал в отставку…</text:span>”. “<text:span text:style-name="T3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8">Ну, понятно, в элитном придворцовом квартале, который представляет из себя </text:span><text:span text:style-name="T1">верхний город</text:span><text:span text:style-name="T18">, цены кусаются. Топай вниз, Анон, на окраину.</text:span></text:p>
      <text:p text:style-name="P17">Но, блин, корявые пальцы внесли свою коррективу в шопинг-план!</text:p>
      <text:p text:style-name="P73"><text:span text:style-name="T18">Как раз </text:span><text:span text:style-name="T1">на мосту, </text:span><text:span text:style-name="T18">на спуске в нижний </text:span><text:span text:style-name="T1">город, </text:span><text:span text:style-name="T18">я выронил монетку. И, естественно, она не осталась лежать там, где упала, а начала катиться </text:span><text:span text:style-name="T1">по мостовой </text:span><text:span text:style-name="T18">— </text:span><text:span text:style-name="T1">чем дальше, тем быстрее</text:span><text:span text:style-name="T18">.</text:span></text:p>
      <text:p text:style-name="P9">Подобно олуху из дешёвой комедии, я припустил со всех ног за монеткой и в долгой погоне <text:span text:style-name="T18">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8">—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4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4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40">платформ </text:span><text:span text:style-name="T4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0"> И никто ж не догадывался, что она </text:span><text:span text:style-name="T41">сделана по королевскому заказу</text:span><text:span text:style-name="T40">! Её </text:span><text:span text:style-name="T41">Солнечное </text:span><text:span text:style-name="T4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81">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8">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4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8">– </text:span>Гм!</text:p><text:p text:style-name="Footnote"><text:span text:style-name="T18">– </text:span>Ну, ты ж понимаешь, что без таланта к магии никакое надувание щёк не поможет. <text:span text:style-name="T1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8">За прошедшие дни я уже привык и к магии, и к разумным эквиноподобным и даже </text:span><text:span text:style-name="T1">к деревянным дирижаблям</text:span><text:span text:style-name="T18">.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8">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8">–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9">–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8">– </text:span>Не забывай, человек, я — могущественный маг и правитель Эквестрии. Ко мне нужно относиться с должным уважением!</text:p>
      <text:p text:style-name="P47"><text:span text:style-name="T18">– </text:span>А то что? Превратишь в жабу? Сошлёшь на Луну? Убьёшь нахер?</text:p>
      <text:p text:style-name="P47">Аликорница сникла. Уши её опустились.</text:p>
      <text:p text:style-name="P47"><text:span text:style-name="T18">– Анонимус</text:span>, не надо… Ты же знаешь, я этого не сделаю.</text:p>
      <text:p text:style-name="P47"><text:span text:style-name="T1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8"> штучки при общении со мной. А я постараюсь помочь тебе </text:span>— если это в моих силах, разумеется<text:span text:style-name="T18">.</text:span></text:p>
      <text:p text:style-name="P47"><text:span text:style-name="T18">Аликорница уселась н</text:span>а пол <text:span text:style-name="T18">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8">– Лады! Вот видишь, со мной легко договориться! А теперь расскажи, наконец, зачем </text:span>т<text:span text:style-name="T18">ы притащил</text:span>а<text:span text:style-name="T18"> меня сюда? Только сначала вытащи катетер из шеи </text:span>— <text:s/>он меня нервирует<text:span text:style-name="T18">. Или погоди, я сам вытащу…</text:span></text:p>
      <text:p text:style-name="P47"><text:span text:style-name="T18">Л</text:span>ампа<text:span text:style-name="T18"> отбрасывал</text:span>а<text:span text:style-name="T18"> мягкие тени на стену библиотеки. Селестия, расположи</text:span>вшись<text:span text:style-name="T18"> у моего кресл</text:span>а,<text:span text:style-name="T1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8">– </text:span>Вот, читай отсюда. <text:span text:style-name="T18">–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78">Прижав </text:span>уши к голове, <text:span text:style-name="T78">она дала</text:span> задний ход <text:span text:style-name="T78">и </text:span>выкарабкалась обратно. Окинув библиотеку отчаянным взглядом, <text:span text:style-name="T78">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4">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3">Тумбочка.</text:span> Листок… <text:span text:style-name="T93">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4">Всё пошло не так. Не могу уловить точку концентрации. Сила приложена к чему-то большему, чем лист бумаги. К чему-то неизмеримо большему. </text:span><text:span text:style-name="T9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4">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8">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1"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3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8">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3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78">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3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text:soft-page-break/>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text:soft-page-break/>–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51"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78"> </text:span>в том, что оно стирает объект из реальности. Не уничтожает, а именно стирает. Был объект, а <text:soft-page-break/>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text:soft-page-break/>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промежности,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text:soft-page-break/>Интересно, легко ли учиться в лётной школе? Какой процент учеников отсеивается в итоге?<text:span text:style-name="T34">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8">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2">—</text:span> осень, за осенью <text:span text:style-name="T42">—</text:span> зима. <text:s/>Если пошёл дождь, должно быть мокро, если выпал снег <text:span text:style-name="T4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8">–</text:span> Постой, не торопись, <text:span text:style-name="T18">–</text:span> я попыталась удержать ускользающую тень сомнения. <text:span text:style-name="T1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8">–</text:span> По состоянию здоровья? <text:span text:style-name="T18">–</text:span> переспросила я, не спуская с него взгяд.</text:p>
      <text:p text:style-name="P1"><text:span text:style-name="T18">–</text:span> Да, Ваше Высочество, <text:span text:style-name="T18">–</text:span> гонец потупил взгляд, глаза его забегали, <text:span text:style-name="T1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8">–</text:span> Эмм… Они… м-м-м… не больны… в некотором смысле… <text:span text:style-name="T18">–</text:span> гонец изо всех сил ковырял копытом <text:s/>плитку, пряча взгляд. <text:span text:style-name="T18">–</text:span> Они… мнэээ… сами… в некотором роде… кхм. Нервный срыв. Переутомление и бессонница… Кхм.</text:p>
      <text:p text:style-name="P1"><text:span text:style-name="T18">–</text:span> Сами <text:span text:style-name="T18">—</text:span> что? <text:span text:style-name="T18">–</text:span> Я постепенно начала понимать причину смущения гонца.</text:p>
      <text:p text:style-name="P1"><text:span text:style-name="T18">–</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8">—</text:span> в возможности летать. И добровольно отказаться от полётов для него <text:span text:style-name="T1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8">– </text:span>Добрый день, Ваше Высочество! <text:span text:style-name="T18">–</text:span> склонились они в поклоне. После некоторого перешёптывания, они всё же назвались по очереди.</text:p>
      <text:p text:style-name="P1"><text:span text:style-name="T18">–</text:span> А где восьмой? <text:span text:style-name="T18">–</text:span> удивилась я. <text:span text:style-name="T18">–</text:span> Мне сказали, вас было восемь. Восемь отказавшихся летать.</text:p>
      <text:p text:style-name="P1"><text:span text:style-name="T18">–</text:span> Да, Ваше Высочество, п-принцесса Селестия, <text:span text:style-name="T18">–</text:span> старший из них запинался от волнения. <text:span text:style-name="T1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8">–</text:span> Успокойтесь, <text:span text:style-name="T1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text:soft-page-break/>всё же сможете найти без него, не принесёт вам радости. <text:span text:style-name="T18">–</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1">старший. </text:span><text:span text:style-name="T2">–</text:span><text:span text:style-name="T6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4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text:soft-page-break/>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8">— и втайне немного завидовала этому</text:span>. Если бы сестра со своими способностями к магии умела обуздывать свои эмоции <text:span text:style-name="T18">—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text:soft-page-break/>–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8">—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8">—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8">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8">—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8">10</text:span>. (40*<text:span text:style-name="T18">ctg(Pi/4)-6)/(ln(e)-sin(0))</text:span></text:h>
      <text:p text:style-name="P77"/>
      <text:p text:style-name="P47"/>
      <text:p text:style-name="P57"><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4"> </text:span>(быть может, к счастью). Всё, что я могу <text:span text:style-name="T18">— оставить тебе напутствие.</text:span></text:p>
      <text:p text:style-name="P57"><text:span text:style-name="T1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8">Тебе может не нравиться этот мир. Тебе могут не нравиться пони. Ты можешь быть удивлён и обижен </text:span>их <text:span text:style-name="T1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8">— </text:span>и ты увидишь, как мир меняется к лучшему. Он очень молод и гибок. Он горит желанием изменяться. Но в этом его слабость <text:span text:style-name="T18">— </text:span>он может меняться и в плохую сторону. От тебя зависит, в какую.</text:p>
      <text:p text:style-name="P57">Эх, хотел бы я поменяться с тобой местами <text:span text:style-name="T1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20">—</text:span> <text:span text:style-name="T95">чудесная</text:span> страна, пони <text:span text:style-name="T20">— </text:span><text:span text:style-name="T18">прекрасные создания, порядки тут з</text:span>амечательные<text:span text:style-name="T18">! Чисто, культурно, вежливо. Дворецкий </text:span><text:span text:style-name="T20">—</text:span><text:span text:style-name="T18"> скопидом, конечно, но то работа у него такая. </text:span>Блин, м<text:span text:style-name="T18">не всё нравится! Так что со своими предупреждениями Стар Свирл попал копытом в небо. И ни хрена не прояснил, кстати. </text:span><text:span text:style-name="T25">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8">– </text:span>Её Высочество Принцесса Селестия хочет видеть вас, человек <text:span text:style-name="T95">Анонимус</text:span>.</text:p>
      <text:p text:style-name="P1">Я захлопнул трактат<text:span text:style-name="T18">. Быст</text:span><text:span text:style-name="T25">ро</text:span><text:span text:style-name="T18"> же </text:span><text:span text:style-name="T25">Сел</text:span><text:span text:style-name="T18">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8">–</text:span> Уже иду. Где я могу её найти?</text:p>
      <text:p text:style-name="P1"><text:span text:style-name="T18">–</text:span> Я проведу вас, человек <text:span text:style-name="T95">Анонимус</text:span>. <text:span text:style-name="T1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text:span text:style-name="T95">Лифтов</text:span>, разумеется, здесь не было предусмотрено<text:span text:style-name="T66"> </text:span><text:span text:style-name="T51">— вся архитектура явно </text:span><text:span text:style-name="T42">была </text:span><text:span text:style-name="T51">заточена под крылатых. Таких, для которых приземлиться на балкон в тронном зале или уйти через портик на крыше</text:span><text:span text:style-name="T66"> </text:span><text:span text:style-name="T51">— обычное дело. </text:span><text:span text:style-name="T66">Хорошо, что ежедневные посещения каретной мастерской подняли мой тонус, изрядно посаженный сидячим образом жизни.</text:span></text:p>
      <text:p text:style-name="P1"><text:span text:style-name="T6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8">–</text:span> Её Высочество у себя в покоях. Проходите.</text:p>
      <text:p text:style-name="P1"><text:soft-page-break/>Мой проводник достал из стенной ниши алебарду и занял пост напротив собрата. Я прошёл в арку и начал подниматься в башню.</text:p>
      <text:p text:style-name="P1"><text:span text:style-name="T96">Минут через</text:span> <text:span text:style-name="T96">двадцать</text:span>, чертыхаясь про себя на все лады, я стоял <text:span text:style-name="T1">на </text:span><text:span text:style-name="T13">верхней </text:span><text:span text:style-name="T1">площадке. </text:span><text:span text:style-name="T13">П</text:span>еред<text:span text:style-name="T96">о мной высилась </text:span>тяжёл<text:span text:style-name="T96">ая</text:span> двустворчат<text:span text:style-name="T96">ая</text:span> дверь с изображением солнца. <text:span text:style-name="T1">Перегнувшись через перила, я плюнул вниз. Секунд через </text:span><text:span text:style-name="T11">пять</text:span><text:span text:style-name="T1"> до меня донёсся слабый отзвук. </text:span><text:span text:style-name="T12">Акустика, однако!</text:span></text:p>
      <text:p text:style-name="P1"><text:span text:style-name="T12">Я хотел</text:span><text:span text:style-name="T1"> застать Селестию врасплох. </text:span><text:span text:style-name="T12">Интересно, что делает принцесса, когда думает, что её никто не видит?</text:span><text:span text:style-name="T1"> </text:span><text:span text:style-name="T12">О</text:span><text:span text:style-name="T1">сторожно потяну</text:span><text:span text:style-name="T12">в</text:span><text:span text:style-name="T1"> на себя кольцо, </text:span><text:span text:style-name="T12">я </text:span><text:span text:style-name="T1">приоткры</text:span><text:span text:style-name="T12">л</text:span><text:span text:style-name="T1">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39">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text:span text:style-name="T96">Рядом же лежали розовые домашние тапочки с плюшевой оторочкой</text:span>.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1">— книжный шкаф и напольная подставка для чтения с </text:span><text:span text:style-name="T42">упором в виде </text:span><text:span text:style-name="T51">голов</text:span><text:span text:style-name="T42">ы</text:span><text:span text:style-name="T5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2">Каменный пол комнаты был покрыт розовым ковром с длиннейшим ворсом.</text:span><text:span text:style-name="T51"> </text:span><text:span text:style-name="T42">Его центр занимал высокий </text:span><text:span text:style-name="T51">кругл</text:span><text:span text:style-name="T42">ый</text:span><text:span text:style-name="T51"> </text:span><text:span text:style-name="T42">футон</text:span><text:span text:style-name="T51"> </text:span><text:span text:style-name="T42">с</text:span><text:span text:style-name="T51"> велик</text:span><text:span text:style-name="T42">им</text:span><text:span text:style-name="T51"> множество</text:span><text:span text:style-name="T42">м</text:span><text:span text:style-name="T51"> подушек. Среди них я с удивлением заметил плюшевую единорожку </text:span><text:span text:style-name="T42">фиолетового</text:span><text:span text:style-name="T5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text:span text:style-name="T96">Анон</text:span>.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143"><text:span text:style-name="T1">Держи себя в руках, Анон! Держи себя в руках!!! Вспоминай уравнения тригонометрии, если таблица умножения уже не помогает!</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text:span text:style-name="T97">сабатонами</text:span>.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text:soft-page-break/>– Нет, что ты. <text:span text:style-name="T1">Просто некоторые пони </text:span><text:span text:style-name="T14">из древних аристократических родов </text:span><text:span text:style-name="T1">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144"><text:span text:style-name="T1">Селестия печально покачала головой и </text:span><text:span text:style-name="T16">осторожно подула в камин</text:span><text:span text:style-name="T1">. </text:span><text:span text:style-name="T16">Язычки пламени весело затанцевали среди углей.</text:span></text:p>
      <text:p text:style-name="P145"><text:span text:style-name="T1">Я скептически хмыкнул.</text:span></text:p>
      <text:p text:style-name="P37"><text:span text:style-name="T1">– А вы с Луной действительно управляете </text:span><text:span text:style-name="T15">с</text:span><text:span text:style-name="T1">олнцем и </text:span><text:span text:style-name="T15">л</text:span><text:span text:style-name="T1">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148">– Да, ты прав. Всё немного не так, как представляется со стороны. Хотя… С одной стороны, мы с Лулу корректируем курс и вращение Эквуса и Луны <text:span text:style-name="T18">— их орбиты стали нестабильными после одной магической битвы </text:span><text:span text:style-name="T26">в древности.</text:span><text:span text:style-name="T18"> С другой — ведь всё в мире относительно — мы двигаем </text:span><text:span text:style-name="T26">с</text:span><text:span text:style-name="T18">олнце и </text:span><text:span text:style-name="T26">л</text:span><text:span text:style-name="T18">уну. Д</text:span>авным-давно пони сами решили считать, что мы двигаем именно Солнце с Луной <text:span text:style-name="T18">—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text:span text:style-name="T98">И </text:span><text:span text:style-name="T26">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8">. </text:span>Надеюсь, через несколько сотен лет орбиты <text:span text:style-name="T98">Эквуса и Луны </text:span>стабилизируются и мы с сестрой освободимся от этой изнурительной обязанности. <text:s/>Пока же пони не слишком далеки от истины, когда верят, что мы подымаем <text:span text:style-name="T98">с</text:span>олнце и <text:span text:style-name="T98">л</text:span>уну. Но мы не преследуем и тех, кто считает иначе. <text:span text:style-name="T18">Во все времена некоторым пони нравилось играть в конспирацию и борьбу за идеалы высшей справедливости…</text:span></text:p>
      <text:p text:style-name="P149"><text:span text:style-name="T27">С</text:span><text:span text:style-name="T18">елестия горько рассмеялась.</text:span></text:p>
      <text:p text:style-name="P148"><text:span text:style-name="T99">– …</text:span><text:span text:style-name="T27">О</text:span><text:span text:style-name="T18">т которой они первые </text:span>и сбежали<text:span text:style-name="T18"> бы, наступи она на самом деле! Но как им это втолковать? Они как большие дети. Ну, пусть играют, если им это нравится — </text:span><text:span text:style-name="T27">о</text:span>ни не приносят нам много хлопот. Главное <text:span text:style-name="T18">—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text:span text:style-name="T100">Анон, м</text:span>ы же договорились! <text:span text:style-name="T1">Сел</text:span>! <text:span text:style-name="T99">В крайнем случае, 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text:span text:style-name="T100">Я смутился.</text:span></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text:span text:style-name="T100">ьницу</text:span> королевских чаепитий! <text:span text:style-name="T100">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span></text:p>
      <text:p text:style-name="P37"><text:soft-page-break/>И правда, чашки, блюдца, <text:span text:style-name="T101">ситечка</text:span>, бутылочки с настоями, щипчики для сахара и совсем уж какие-то диковинные инструменты мелькали с огромной скоростью, я <text:span text:style-name="T101">просто </text:span>не успевал уследить за ними. <text:span text:style-name="T101">Селестия </text:span>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text:span text:style-name="T101">скалы, на высоте от двухсот до пятисот метров</text:span>. Лу<text:span text:style-name="T101">лу</text:span> его очень любит. А мне больше по душе аппалузский белый. Но сейчас <text:span text:style-name="T102">составлю тебе</text:span> компанию.</text:p>
      <text:p text:style-name="P37"><text:span text:style-name="T1">Селестия</text:span> отсыпала смесь из <text:span text:style-name="T103">горшочка</text:span> в пузатый заварочный чайник и достала из шкафчика две розовые чашки в золотой горошек. Большой чайник в камине выпустил струю пара и засвистел. <text:span text:style-name="T103">Селестия </text:span>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text:span text:style-name="T103">Анон</text:span>!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146">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141"><text:span text:style-name="T1">–</text:span> К сожалению, амплуа принцессы накладывает определённые ограничения на поведение. Я ещё могла <text:span text:style-name="T104">сбежать</text:span> в библиотеку под видом <text:span text:style-name="T104">нарушения больничного режима — это всем понятно, к этому все давно привыкли</text:span>. Но самой вести тебя к себе домой — невозможно. Это вызовет сердечный приступ у моего <text:span text:style-name="T1">церемониймейстера</text:span> и <text:span text:style-name="T104">цунами дворцовых </text:span>сплет<text:span text:style-name="T104">е</text:span>н, которые повредят, в первую очередь, тебе же. Надеюсь, ты не обиделся?</text:p>
      <text:p text:style-name="P142">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text:span text:style-name="T104">Анон</text:span>, ты как деревянный! Расслабься! Можно подумать, тебя никогда раньше не приглашали на свидания!</text:p>
      <text:p text:style-name="P141"><text:span text:style-name="T104">Святые яца! Анон, тебя пригласили на свидание! Я чувствовал, как краска заливает моё лицо. Уши стали горячими, как угли в камине.</text:span></text:p>
      <text:p text:style-name="P37"><text:span text:style-name="T1">–</text:span> Эй, полегче! Ты пихаешься, как бульдозер!</text:p>
      <text:p text:style-name="P37"><text:span text:style-name="T17">Селестия</text:span><text:span text:style-name="T1"> в ответ только фыркнула. Потянувшись как кошка, она встала</text:span> и прошла к кухне, по пути поддев меня крупом и опрокинув на матрац вторично.</text:p>
      <text:p text:style-name="P147">Мне казалось, моя макушка 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141"><text:span text:style-name="T1">– </text:span>Моя маленькая месть дворцовым ритуалам. <text:span text:style-name="T1">–</text:span> <text:span text:style-name="T104">ответила та, </text:span>продолжая напевать<text:note text:id="ftn12" text:note-class="footnote"><text:note-citation>12</text:note-citation><text:note-body><text:p text:style-name="P132">Мне печалиться не стоит</text:p><text:p text:style-name="P132">Жизнь прекрасна и <text:span text:style-name="T105">полна</text:span></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54">Уважаема врагом —</text:p><text:p text:style-name="P132">Но друзей моих немного,</text:p><text:p text:style-name="P132"><text:span text:style-name="T105">Студит</text:span>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text:p>
      <text:p text:style-name="P141"><text:soft-page-break/><text:span text:style-name="T17">Прополоскав чашки, </text:span><text:span text:style-name="T1">Селестия</text:span>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text:soft-page-break/>–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8">–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3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8">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oft-page-break/><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8">–</text:span> Иногда хочется забыться, <text:span text:style-name="T18">–</text:span> перехватила мой взгляд аликорница, <text:span text:style-name="T1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8">–</text:span> А водку у вас принято пить?</text:p>
      <text:p text:style-name="P35"><text:span text:style-name="T18">–</text:span> Некоторые употребляют. Но правительница Эквестрии, пьющая <text:span text:style-name="T1">яблочную </text:span>водку <text:span text:style-name="T1">—</text:span> это уже черезчур. <text:span text:style-name="T18">–</text:span> засмеялась Селестия. <text:span text:style-name="T1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8">— сильнейший энергетик, он многократно усиливает чувства и возможности организма, но он же и иссушает его.</text:span></text:p>
      <text:p text:style-name="P47"><text:span text:style-name="T1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8">– Я несказанно рада, что, наконец-то, могу назвать тебя своим другом. </text:span>– мурлыкнула Тия. – <text:span text:style-name="T18">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8">– Это ты называешь “дружбой”? – с </text:span>улыбкой хмыкнул<text:span text:style-name="T18"> я. – </text:span>Мне нравится твоё чувство юмора.</text:p>
      <text:p text:style-name="P47">Аликорница нахмурилась.</text:p>
      <text:p text:style-name="P47"><text:span text:style-name="T18">–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8">– </text:span>Нет, что ты, Тия, не мели ерунды! Я всем доволен, я просто в восторге. Мне вообще кажется, что я попал в рай, а ты <text:span text:style-name="T18">— </text:span>мой ангел-хранитель. И называть ЭТО дружбой <text:span text:style-name="T1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8">—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text:soft-page-break/>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51">– </text:span><text:span text:style-name="T42">Говорят, в Додж-сити почти не осталось жителей. В местном депо перестали обслуживать паровозы из-за отсутствия рабочих. Старик </text:span><text:span text:style-name="T51">–</text:span><text:span text:style-name="T4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51">– </text:span><text:span text:style-name="T56">А из Пинто Крика уже месяц нет новостей...</text:span></text:p>
      <text:p text:style-name="P3"><text:soft-page-break/><text:span text:style-name="T51">– </text:span><text:span text:style-name="T5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56">– </text:span>“<text:span text:style-name="T1">Что я могу сделать, чтобы вернуть всё назад?</text:span>”</text:p>
      <text:p text:style-name="P15"><text:span text:style-name="T56">– </text:span><text:span text:style-name="T42">Так и сказала?</text:span></text:p>
      <text:p text:style-name="P1"><text:span text:style-name="T51">– </text:span><text:span text:style-name="T42">Да, </text:span><text:span text:style-name="T43">Фэнси</text:span><text:span text:style-name="T4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6">– </text:span><text:span text:style-name="T42">Что бы это значило, Флер?</text:span></text:p>
      <text:p text:style-name="P15"><text:span text:style-name="T56">– </text:span><text:span text:style-name="T4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8">–</text:span> Ты? <text:span text:style-name="T1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8">олоски и даже целые пряди розового цвета выбивались </text:span><text:span text:style-name="T1">и</text:span><text:span text:style-name="T18">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8"> </text:span><text:span text:style-name="T1">И даже м</text:span><text:span text:style-name="T1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8">–</text:span> <text:span text:style-name="T1">Сорок девять</text:span> из шестидесяти четырёх? Хренасе! <text:span text:style-name="T18">–</text:span> я вспомнил рассказ Селестии про восьмёрку пегасов прошлогоднего выпуска. <text:span text:style-name="T1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text:soft-page-break/>которых работает погодный пони. <text:span text:style-name="T1">Если мы отменим экзамены </text:span><text:span text:style-name="T50">— </text:span><text:span text:style-name="T4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8">–</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8">– </text:span><text:span text:style-name="T1">Она</text:span><text:span text:style-name="T1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8">– </text:span><text:span text:style-name="T1">горько заметила аликорница. </text:span><text:span text:style-name="T1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text:soft-page-break/>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52">&lt;</text:span><text:span text:style-name="T71">Mark Knopfler - </text:span><text:span text:style-name="T70">Hill Farmer's Blues</text:span><text:span text:style-name="T52">&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4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8">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8">—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8">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text:soft-page-break/>&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1">–</text:span><text:span text:style-name="T4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text:soft-page-break/>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text:soft-page-break/>–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text:soft-page-break/>–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text:soft-page-break/>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text:soft-page-break/>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5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2">пони-</text:span><text:span text:style-name="T51">исчезновений уже год. Почту за честь работать </text:span><text:span text:style-name="T42">под твоим руководством</text:span><text:span text:style-name="T51">. Подожди немного, я </text:span><text:span text:style-name="T42">от</text:span><text:span text:style-name="T51">систематизирую нужную информацию и расскажу тебе, насколько далеко смогла продвинуться.</text:span></text:p>
      <text:p text:style-name="P35">“Вот неугомонная” <text:span text:style-name="T1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oft-page-break/><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8">— то есть крыльев. И я подумала: а что, если…</text:span></text:p>
      <text:p text:style-name="P47"><text:span text:style-name="T18">–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text:soft-page-break/>–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8">—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2">—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8">— максимум двух пони, </text:span>после чего мне придётся восстанавливаться около месяца<text:span text:style-name="T1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8">.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text:soft-page-break/>– В сейфе, я в курсе.</text:p>
      <text:p text:style-name="P57"/>
      <text:p text:style-name="P58">***</text:p>
      <text:p text:style-name="P75">&lt;Seal — Amazing <text:span text:style-name="T1">(T</text:span><text:span text:style-name="T18">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4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21">—</text:span><text:span text:style-name="T22"> </text:span><text:span text:style-name="T73">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72">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4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5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text:soft-page-break/>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4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3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text:soft-page-break/>–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6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text:soft-page-break/>– Да ладно, Анон, чего уж там. – засмущалась пегаска. – Друзья иначе и не поступают. <text:span text:style-name="T7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6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8">—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8">—</text:span> так и в дурку попасть недолго. Вот и сейчас перегар такой, что снег плавится. Пройди реабилитацию и вернись в проект. А не примут <text:span text:style-name="T18">— найти новую работу. Так даже лучше: быстрее забудешь всю эту хренотень с рогатыми кобылами. </text:span>Будь мужиком, блеать! <text:span text:style-name="T18">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8">Солнечный лучик настойчиво пробивался сквозь плотно сомкнутые веки. Ветерок через открытое окно </text:span><text:span text:style-name="T1">щекотал уши и шуршал</text:span><text:span text:style-name="T18"> </text:span><text:span text:style-name="T1">занавесками</text:span><text:span text:style-name="T18">. Я раскрыл глаза, в который раз наслаждаясь ясной головой и абсолютной выспанностью </text:span><text:span text:style-name="T51">—</text:span><text:span text:style-name="T18"> роскошью, недоступной мне </text:span><text:span text:style-name="T1">годами</text:span><text:span text:style-name="T1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8">— и о</text:span>н<text:span text:style-name="T18"> з</text:span>нает, как приготовить<text:span text:style-name="T18"> </text:span>из них особенный вольт-сидр, который больше никто не сделает<text:span text:style-name="T1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text:soft-page-break/></text:p>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8">— то ли я был глух к магии, то ли она ко мне, но с в</text:span>олшебством<text:span text:style-name="T18">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8">— НЕТ!</text:span></text:p>
      <text:p text:style-name="P1">Твайлайт начала в возбуждении ходить по читальному залу.</text:p>
      <text:p text:style-name="P1"><text:span text:style-name="T4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1"> </text:span><text:span text:style-name="T42">Мощнее ускорителя только магия драконов, аликорнов и Элементов Гармонии. Если бы я была...</text:span><text:span text:style-name="T18"> </text:span>Ай!</text:p>
      <text:p text:style-name="P1">Твайлайт, погружённая в свои мысли, не заметила вылезшего из своей корзинки зевающего Спайка.</text:p>
      <text:p text:style-name="P1"><text:span text:style-name="T18">–</text:span> Элементы-шмелементы, <text:span text:style-name="T18">–</text:span> проворчал Спайк, выкарабкиваясь из-под Твайлайт, <text:span text:style-name="T18">–</text:span> доброе утро, Макс. Твай, ты не ушиблась?</text:p>
      <text:p text:style-name="P1"><text:span text:style-name="T18">–</text:span> Дет, всё в порядке. <text:span text:style-name="T1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51">– Я </text:span><text:span text:style-name="T56">всегда буду оставаться в тени. </text:span><text:span text:style-name="T51">– </text:span><text:span text:style-name="T56">хлюпала единорожка. </text:span><text:span text:style-name="T51">– </text:span><text:span text:style-name="T56">Мне не хватает сил, чтобы воспользоваться всеми знаниями, которые я освоила. Ведь даже заклинание «Последнего Шанса» я нашла!</text:span></text:p>
      <text:p text:style-name="P90"><text:soft-page-break/><text:span text:style-name="T18">– </text:span>Ты?!</text:p>
      <text:p text:style-name="P90"><text:span text:style-name="T18">–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8">– М</text:span>ожет тогда, ты скажешь, что в нём пошло не так и почему к вам попал я, а не сверхаликорн?</text:p>
      <text:p text:style-name="P90"><text:span text:style-name="T18">– </text:span>Не скажу. Заклинания Стар Свирла Бородатого обычно если срабатывают, то без ошибок.</text:p>
      <text:p text:style-name="P47"><text:span text:style-name="T18">– Если </text:span>только <text:span text:style-name="T18">их правильно вызывают. – </text:span>пробурчал Спайк, возвращаясь в корзинку.</text:p>
      <text:p text:style-name="P35"><text:span text:style-name="T18">–</text:span> <text:span text:style-name="T1">Эмм. </text:span>Что он имел ввиду?</text:p>
      <text:p text:style-name="P35"><text:span text:style-name="T18">–</text:span> Ну, <text:span text:style-name="T18">–</text:span> Твайлайт смутилась, <text:span text:style-name="T18">–</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8">–</text:span> <text:span text:style-name="T1">е</text:span>динорожка опустила голову.</text:p>
      <text:p text:style-name="P35"><text:span text:style-name="T18">– </text:span><text:span text:style-name="T1">Да, завершилось всё препаршиво. Принцесса Луна сказала, лучше бы её обратно на Луну закинули.</text:span></text:p>
      <text:p text:style-name="P35"><text:span text:style-name="T18">–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8">– </text:span><text:span text:style-name="T1">Хм. Нет.</text:span></text:p>
      <text:p text:style-name="P35"><text:span text:style-name="T18">– </text:span><text:span text:style-name="T1">А друзья?</text:span></text:p>
      <text:p text:style-name="P35"><text:span text:style-name="T18">– </text:span><text:span text:style-name="T1">У меня был друг. Погиб два месяца назад.</text:span></text:p>
      <text:p text:style-name="P1"><text:span text:style-name="T18">–</text:span> О, мои соболезнования! Друзей терять <text:span text:style-name="T1">тоже</text:span> тяжко.</text:p>
      <text:p text:style-name="P1"><text:span text:style-name="T18">–</text:span> Всё в порядке, Твайлайт.<text:span text:style-name="T18">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1">— </text:span><text:span text:style-name="T4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1">. Годится?</text:span></text:p>
      <text:p text:style-name="P1"><text:span text:style-name="T1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8">– </text:span><text:span text:style-name="T1">Ерунда! Там стоит запрет только для пони. На приматах Луна экспериментировать не запрещала</text:span><text:span text:style-name="T4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oft-page-break/>«<text:span text:style-name="T38">Чужестранец-примат разбил сердце нашей обожаемой Селестии! Двор в отчаянии </text:span><text:span text:style-name="T21">— </text:span><text:span text:style-name="T3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8">– </text:span>Привет, Эй-Джей! У тебя проблемы?</text:p>
      <text:p text:style-name="P47"><text:span text:style-name="T18">– </text:span>Привет, сахарок. <text:span text:style-name="T18">– </text:span>озабоченно поприветствовала меня пони. <text:span text:style-name="T18">–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8">– </text:span>А ты, Маки, вместо того, чтоб хихикать, лучше б тележку починил! Уже полдень! Не успеем распродать яблоки <text:span text:style-name="T18">—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8">–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8">–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8">– Г</text:span>отово. Принимай работу, хозяйка!</text:p>
      <text:p text:style-name="P47">Эпплджек стиснула меня в сокрушающих объятиях.</text:p>
      <text:p text:style-name="P47"><text:span text:style-name="T1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8">–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8">–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8">– </text:span>Бери, сахарок. Для тебя <text:span text:style-name="T18">— </text:span>самые <text:span text:style-name="T18">о</text:span>тборные. И помни: в «Сладком яблочке» тебе всегда будут рады!</text:p>
      <text:p text:style-name="P47"><text:soft-page-break/>Телега с яблоками укатилась по направлению к рынку. Я проводил её глазами, чувствуя голод и удовлетворение от сделанной работы <text:span text:style-name="T22">— </text:span><text:span text:style-name="T73">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2">— </text:span><text:span text:style-name="T73">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8">– </text:span>Свободно? <text:span text:style-name="T18">– </text:span>спросил я у единственной пони, сидящей за столиком.</text:p>
      <text:p text:style-name="P47"><text:span text:style-name="T18">– </text:span>Да-да, конечно. <text:span text:style-name="T18">–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8">– <text:s/></text:span>Пирог с грибами, яишницу и чизкейк<text:span text:style-name="T18"> – </text:span>сообщил я подошедшей официантке.</text:p>
      <text:p text:style-name="P47"><text:span text:style-name="T18">– </text:span>Советую выбрать салат «по-Кантерлотски». <text:span text:style-name="T18">– </text:span>так же убито пробормотала моя соседка по столу. <text:span text:style-name="T18">– </text:span>Очень вкусно. Копыта оближешь. И мягкий к тому же.</text:p>
      <text:p text:style-name="P47"><text:span text:style-name="T18">–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8">– </text:span>Вы, наверное, ждёте кого-то?</text:p>
      <text:p text:style-name="P49"><text:span text:style-name="T18">– </text:span>Неа.</text:p>
      <text:p text:style-name="P49"><text:span text:style-name="T18">– </text:span>Просто обедаете?</text:p>
      <text:p text:style-name="P49"><text:span text:style-name="T18">– </text:span>Неа.</text:p>
      <text:p text:style-name="P49"><text:span text:style-name="T18">– </text:span>Просто сидите и мрачно смотрите на меня?</text:p>
      <text:p text:style-name="P49"><text:span text:style-name="T18">– </text:span>Неа.</text:p>
      <text:p text:style-name="P49">Хм, а эта пони не из разговорчивых. Ну ладно.</text:p>
      <text:p text:style-name="P49"><text:span text:style-name="T18">– </text:span>А что же вы делаете?</text:p>
      <text:p text:style-name="P49"><text:span text:style-name="T18">– </text:span>Веселюсь. <text:span text:style-name="T18">– </text:span>мрачно заявила пони.</text:p>
      <text:p text:style-name="P49"><text:span text:style-name="T18">–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8">–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8">– </text:span>Мы с вами раньше встречались?</text:p>
      <text:p text:style-name="P49"><text:span text:style-name="T18">– </text:span>Неа! <text:span text:style-name="T18">– </text:span>пони улыбалась уже широкой улыбкой от уха и до уха. <text:span text:style-name="T18">– </text:span>&lt;<text:span text:style-name="T34">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text:soft-page-break/>Это моя пинки-чуйка! Она вернулась!! И поэтому я знаю, что тебя зовут Макс, и ты программист, и тебе <text:span text:style-name="T3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8">– </text:span>Оставь, Салвер.<text:span text:style-name="T18"> </text:span>Ему за счёт заведения.</text:p>
      <text:p text:style-name="P47"><text:span text:style-name="T18">– </text:span>Ясно, мисс Пинки. <text:span text:style-name="T18">– </text:span>официантка кивнула и ушла.</text:p>
      <text:p text:style-name="P47"><text:span text:style-name="T18">– Ч</text:span>его-о-о?<text:span text:style-name="T18"> </text:span>Так это твой бар?</text:p>
      <text:p text:style-name="P47"><text:span text:style-name="T18">– </text:span>Агась. <text:span text:style-name="T18">– </text:span>поняха пожала плечами. <text:span text:style-name="T18">– </text:span>Надо же мне было чем-то заниматься после увольнения от Кейков<text:span text:style-name="T1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8">– </text:span>Пинки понизила голос до шёпота, <text:span text:style-name="T1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8">– </text:span>Тихо-тихо. <text:span text:style-name="T18">– </text:span>я оглянулся на посетителей. Шёпот Пинки, наверное, был слышен даже на улице. <text:span text:style-name="T18">– </text:span>Не вспоминай опять. Давай лучше выпьем на брудершафт. За знакомство.</text:p>
      <text:p text:style-name="P47"><text:span text:style-name="T18">– </text:span>Агась! <text:span text:style-name="T18">– </text:span>кивнула пони, придвигая ко мне бутылку. <text:span text:style-name="T18">–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8">– </text:span>У меня есть идея получше. <text:span text:style-name="T18">– </text:span>на свет показалась фляга Большого Макинтоша.</text:p>
      <text:p text:style-name="P47"><text:span text:style-name="T18">– </text:span>Ух ты-ы-ы! <text:span text:style-name="T18">– </text:span>Пинки понюхала горлышко. <text:span text:style-name="T1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8">– </text:span>Починил телегу. Только молчок про самогон, раз уж ты в курсе. <text:span text:style-name="T18">– </text:span>я разлил сидр по чашкам.</text:p>
      <text:p text:style-name="P47"><text:span text:style-name="T18">– </text:span>Да ты что?! Чтоб я выболтала главную тайну Биг Мака, про которую не знают целых две пони в Понивилле? За кого ты меня принимаешь? <text:span text:style-name="T1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8">–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8">– У </text:span>тебя такая смешная мордочка! <text:span text:style-name="T18">– </text:span>захихикали Пинки, покачиваясь. <text:span text:style-name="T18">– </text:span>Как будто ты <text:span text:style-name="T73">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8">– </text:span>Эммм... Скажи-ка мне, мой друг П-п-пинки... Легенда про фаэри <text:span text:style-name="T22">— </text:span><text:span text:style-name="T73">эт правда?</text:span></text:p>
      <text:p text:style-name="P47"><text:span text:style-name="T22">– </text:span><text:span text:style-name="T73">Какая из? Их много, вообще-то. Ик!</text:span></text:p>
      <text:p text:style-name="P47"><text:span text:style-name="T22">– </text:span><text:span text:style-name="T73">Про принцесс. Про то, что они фаэри, спустившиеся с неба во плоти, чтоб помогать пони управлять Эквестрией?</text:span></text:p>
      <text:p text:style-name="P47"><text:soft-page-break/><text:span text:style-name="T22">– </text:span><text:span text:style-name="T73">Макс, </text:span><text:span text:style-name="T22">– </text:span><text:span text:style-name="T73">захихикала Пинки, взъерошив копытами розовые кудряшки и попытавшись соорудить из них бороду, </text:span><text:span text:style-name="T22">– </text:span><text:span text:style-name="T7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22">– </text:span><text:span text:style-name="T7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22">– </text:span><text:span text:style-name="T73">Ты что-о-о! Нельзя любить фаэри! Она похитит твоё сердце, и ты будешь искать её, пока не... </text:span><text:span text:style-name="T22">– </text:span><text:span text:style-name="T73">Пинки погрузилась в так и не съеденный салат «по-Кантерлотски» и захрапела.</text:span></text:p>
      <text:p text:style-name="P47"><text:span text:style-name="T22">– </text:span><text:span text:style-name="T73">Пока не умру?</text:span></text:p>
      <text:p text:style-name="P47"><text:span text:style-name="T22">– </text:span><text:span text:style-name="T73">Нет, глупенький, </text:span><text:span text:style-name="T22">– </text:span><text:span text:style-name="T73">пробулькала Пинки из миски. </text:span><text:span text:style-name="T22">– </text:span><text:span text:style-name="T7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8">–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8">– </text:span>Судя по тому, как ты стремительно сбежал от меня не попрощавшись, у тебя проблемы. <text:span text:style-name="T18">– </text:span>заметила с укором кобылка.</text:p>
      <text:p text:style-name="P50"><text:span text:style-name="T18">– </text:span>Пинки, <text:span text:style-name="T18">– </text:span>несчастным голосом сообщил я ей. <text:span text:style-name="T18">– </text:span>Если я до шести не окажусь дома, проблемы будут у одной маленькой пони. Очень большие проблемы.</text:p>
      <text:p text:style-name="P50"><text:span text:style-name="T18">– </text:span>Хм. <text:span text:style-name="T18">– </text:span>кобылка через окно посмотрела на часы в баре. <text:span text:style-name="T18">– </text:span>Тогда нам надо поторопиться! У нас есть шесть минут!</text:p>
      <text:p text:style-name="P50"><text:span text:style-name="T18">–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8">– </text:span>Сто-о-ой! <text:span text:style-name="T18">– </text:span>заорал я. <text:span text:style-name="T18">– </text:span>Выпрыгивай из бочки!!!</text:p>
      <text:p text:style-name="P50">Кобылка-пилот улыбнулась и постукала копытцем по шлему, показывая, что не слышит меня.</text:p>
      <text:p text:style-name="P50"><text:span text:style-name="T18">– </text:span>Выпрыгива-а-а... <text:span text:style-name="T18">–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8">– </text:span>Эммм... Уже можно открывать? <text:span text:style-name="T18">– л</text:span>имонная поняшка отняла копыта от висков и открыла глаза. <text:span text:style-name="T18">–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8">– </text:span>Смотри, вот те и ответ на вопрос, куда деваются пони!</text:p>
      <text:p text:style-name="P50"><text:span text:style-name="T18">– </text:span>Где? <text:span text:style-name="T18">– </text:span>единорожка начала оглядываться.</text:p>
      <text:p text:style-name="P50"><text:span text:style-name="T18">– </text:span>Да ты не туда, ты сюда смотри! Вишь, прямо перед тобой! <text:span text:style-name="T18">– </text:span>жёлтая ткнула копытом прямо в меня. <text:span text:style-name="T18">–</text:span> Вот! Его тут до икс-пи-ри-мен-та не было. А терь он есть! Значит, это и есть ответ! Смекаешь?</text:p>
      <text:p text:style-name="P50"><text:span text:style-name="T18">– </text:span>И что? Я всё равно не пойму, куда пони деваются? И куда пропала Скуталу?</text:p>
      <text:p text:style-name="P50"><text:span text:style-name="T18">– Я </text:span>их ем. <text:span text:style-name="T18">– </text:span>зверски ухмыльнувшись, сообщил я поняшам. <text:span text:style-name="T18">–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8">— </text:span>забавного, не вполне нормального единорога, считающего себя то человеком, то аликорном.<text:span text:style-name="T18">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8">—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8">— </text:span>ключ к разгадке тайны исчезновения пони.</text:p>
      <text:p text:style-name="P59"><text:span text:style-name="T18">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8">— </text:span>прорехи в ткани действительности появились и в реальном мире.</text:p>
      <text:p text:style-name="P59"><text:soft-page-break/>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8">— </text:span>компания алмазных псов, производящая рубиновые резонаторы для ускорителей <text:span text:style-name="T1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8">—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8">—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8">P.S. Н</text:span>е гневите мироздание воровством! <text:span text:style-name="T3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8">— </text:span>если ты уже не сердишься на меня <text:span text:style-name="T18">—</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8">– </text:span>Попробуй ещё раз. Может, сбой соединения.</text:p>
      <text:p text:style-name="P50"><text:soft-page-break/>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8">–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8">«connection timeout». </text:span>А с особенностями понячьей бюрократии я уже немного ознакомился: было бы легче уговорить Селли нарисовать солнцем «<text:span text:style-name="T18">х#й</text:span>» на небе, чем заставить пони-чинушу поступиться хотя бы запятой в должностных инструкциях.</text:p>
      <text:p text:style-name="P50"><text:span text:style-name="T18">– </text:span>Может, она заснула? <text:span text:style-name="T18">– </text:span>Твайлайт ходила кругами по периметру библиотеки. <text:span text:style-name="T18">– </text:span>Ты говорил, она в последнее время выглядит невыспавшейся.</text:p>
      <text:p text:style-name="P50"><text:span text:style-name="T18">– А </text:span>я думаю, это её критические дни или какая-нибудь другая подобная фигня мешает. <text:span text:style-name="T18">– </text:span>вклинилась радужногривая пегаска. <text:span text:style-name="T1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8">– </text:span>Это неправильно! <text:span text:style-name="T18">– </text:span>заявила Рэйнбоу Дэш, отвернувшись от окна.</text:p>
      <text:p text:style-name="P50"><text:span text:style-name="T18">– </text:span>Ну да, я тоже так считаю. <text:span text:style-name="T18">– </text:span>откликнулся я. <text:span text:style-name="T18">– </text:span>Тащиться через полстраны только из-за неправильно составленной бумажки!</text:p>
      <text:p text:style-name="P50"><text:span text:style-name="T18">– </text:span>Да я не про то! <text:span text:style-name="T18">– </text:span>отмахнулась пегаска. <text:span text:style-name="T18">– </text:span>Посмотри на поле.</text:p>
      <text:p text:style-name="P50"><text:span text:style-name="T18">– </text:span>И что? Поле как поле.</text:p>
      <text:p text:style-name="P50"><text:span text:style-name="T18">– </text:span>Оно не убрано. <text:span text:style-name="T18">– </text:span>мрачно ответила пегаска. <text:span text:style-name="T18">–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8">– </text:span>У самого посёлка поля убраны. Наверняка дойдёт дело и до остальных.</text:p>
      <text:p text:style-name="P50"><text:span text:style-name="T18">– </text:span>Не дойдёт. <text:span text:style-name="T18">– </text:span>Рэйнбоу Дэш уставилась в карты, сморщила нос и побила мою шестёрку валетом. <text:span text:style-name="T1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8">– </text:span>Спасибо, но от пинкиных плюшек у меня фланки округляются.</text:p>
      <text:p text:style-name="P50"><text:span text:style-name="T18">– </text:span>Да ладно тебе, Дэш! От одной не округлятся.</text:p>
      <text:p text:style-name="P50"><text:span text:style-name="T18">– </text:span>От одной —<text:span text:style-name="T18"> </text:span>нет. Но я ж на одной не остановлюсь. <text:span text:style-name="T18">– </text:span>Пегаска взяла карту и нахмурилась. <text:span text:style-name="T18">–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8"> </text:span>Как будто…</text:p>
      <text:p text:style-name="P50"><text:span text:style-name="T18">– О</text:span>но и понятно, что поля не убраны. Откуда ж им быть убранными, когда на двух работающих пони целая толпа бездельников!</text:p>
      <text:p text:style-name="P50"><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8">–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8">–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8">– </text:span>Леди и джентльпони! Просьба не паниковать! Поезд дальше не идёт: впереди провал! <text:span text:style-name="T18">– </text:span>крикнул проводник.</text:p>
      <text:p text:style-name="P50"><text:span text:style-name="T18">– </text:span>Какой ещё, в дышло, провал? Я проезжал тут два дня назад!</text:p>
      <text:p text:style-name="P50"><text:span text:style-name="T18">– </text:span>Безобразие! Верните мне деньги за билет!</text:p>
      <text:p text:style-name="P50"><text:span text:style-name="T18">– </text:span>Как вы смеете! Я опоздаю в порт! <text:s/><text:span text:style-name="T18">–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8">– </text:span>Эта дыра фиг знает на сколько длится! <text:span text:style-name="T18">– </text:span>заявила Дэш, выныривая из темноты. <text:span text:style-name="T1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8">– </text:span>Дэш, нам надо на ту сторону.</text:p>
      <text:p text:style-name="P50"><text:span text:style-name="T18">– </text:span>Нет проблем. Я могу тебя перенести.</text:p>
      <text:p text:style-name="P50">Я с сомнением посмотрел на пегаску. Дэш в холке была мне по пояс.</text:p>
      <text:p text:style-name="P50"><text:span text:style-name="T18">–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8">– </text:span>Почти. На восемьдесят процентов. Тут какой-то воздух разрежённый, мне трудно удерживать тебя. <text:span text:style-name="T18">– </text:span>пожаловалась пегаска. <text:span text:style-name="T18">– </text:span><text:s/>Хотя раньше я и побольше вес подымала, честно!</text:p>
      <text:p text:style-name="P50">Мля.</text:p>
      <text:p text:style-name="P50"><text:span text:style-name="T1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8">–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8">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8">– </text:span>двенадцать метров вперёд. Вот, переползу через стык <text:span text:style-name="T1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8">– </text:span>Ты как, в порядке? Макс? <text:span text:style-name="T18">– п</text:span>егаска озабоченно потрогала меня за плечо. <text:span text:style-name="T18">–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8">– </text:span>Я чувствую, что только что упустил отличную возможность отлить на вселенную!</text:p>
      <text:p text:style-name="P50"/>
      <text:p text:style-name="P51"><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8">– </text:span>Павильон закрыт! Вы опоздали на две недели. <text:span text:style-name="T18">–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8">Принцесса Селестия Эквестрийская, Дневная Глава Диархии, Непобедимое Солнце, Защитница Кантерлота, Страж Эверфри и прочая и прочая...» </text:span><text:span text:style-name="T53">– </text:span><text:span text:style-name="T57">прочитал охранник, близоруко щурясь.</text:span></text:p>
      <text:p text:style-name="P50"><text:span text:style-name="T18">– </text:span>Удостоверение личности предъявлять? <text:span text:style-name="T18">– </text:span>осведомился я.</text:p>
      <text:p text:style-name="P50"><text:span text:style-name="T18">– </text:span>Ч-ч-человеку М-м-максу? <text:span text:style-name="T18">–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8">– </text:span>Нет, ты видела? Он мне чуть пальцы не размозжил, с-с-скотина!!! <text:span text:style-name="T18">– </text:span>заорал я, прыгая на одной ноге. <text:span text:style-name="T18">– </text:span>Вызывай полицию, пока я этого мудака не прибил нахрен!</text:p>
      <text:p text:style-name="P50">Дэш, ни слова не говоря, прислонила ухо к двери.</text:p>
      <text:p text:style-name="P50"><text:span text:style-name="T18">– </text:span>Будешь смеяться, но именно этим он и занят. Вызывает полицию по телефону. <text:span text:style-name="T18">– </text:span>сообщила пегаска.</text:p>
      <text:p text:style-name="P50"><text:span text:style-name="T18">– </text:span>Ха-ха-ха! Очень смешно, сейчас животик надорву! <text:span text:style-name="T18">– </text:span>съязвил я. <text:span text:style-name="T18">–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8">– </text:span>Оп-па! <text:span text:style-name="T18">– </text:span>пегаска оторвала ухо от двери. <text:span text:style-name="T18">–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8">– </text:span>Сколько у нас времени?</text:p>
      <text:p text:style-name="P50">Дэш почесала в затылке.</text:p>
      <text:p text:style-name="P50"><text:span text:style-name="T18">–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8">– </text:span>двадцать минут у нас есть.</text:p>
      <text:p text:style-name="P50"><text:soft-page-break/>Я с наслаждением захреначил ногой в стеклянную дверь павильона. Осколки стекла брызнули во все стороны.</text:p>
      <text:p text:style-name="P50"><text:span text:style-name="T18">–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8">– “</text:span>Портативный магоэнергетический ускоритель «<text:span text:style-name="T18">Psyntel Rari2+ DDR</text:span>»,<text:span text:style-name="T18"> </text:span>демо-прототип<text:span text:style-name="T18">” – </text:span>прочитал я на бирке. <text:span text:style-name="T18">– </text:span>Оно!</text:p>
      <text:p text:style-name="P50">Снаружи послышался вой сирены и цокот множества копыт.</text:p>
      <text:p text:style-name="P50"><text:span text:style-name="T1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8">– </text:span>Это твои двадцать минут? <text:span text:style-name="T18">– </text:span>возмутился я. <text:span text:style-name="T18">– </text:span>Да ещё и десяти не прошло!</text:p>
      <text:p text:style-name="P50">Дэш вымучено скривилась.</text:p>
      <text:p text:style-name="P50"><text:span text:style-name="T18">– П</text:span>римат Макс, здание окружено! Мы знаем, что ты внутри! Выходи добровольно, или будешь взят силой! <text:span text:style-name="T18">– </text:span>загремел усиленный мегафоном голос.</text:p>
      <text:p text:style-name="P50">Я разбил топором стеклянные дверцы прибора и вытащил рубины.</text:p>
      <text:p text:style-name="P50"><text:span text:style-name="T1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8">– </text:span>Ну уж фигушки. Я тебя тут не оставлю.</text:p>
      <text:p text:style-name="P50"><text:span text:style-name="T18">– </text:span>Дэш! <text:span text:style-name="T18">– </text:span>взмолился я. <text:span text:style-name="T1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8">– Н</text:span>е тупи! <text:span text:style-name="T18">– </text:span>упрямо мотнула головой пегаска. <text:span text:style-name="T18">–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8">– </text:span>Быстро за мной! <text:span text:style-name="T18">–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oft-page-break/><text:span text:style-name="T18">– Ю-</text:span>хууу<text:span text:style-name="T18">!!!</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8">–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8">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8">– </text:span>Макс, подвинься!</text:p>
      <text:p text:style-name="P50">Пегаска оттеснила меня крупом и повернулась к двери задом.</text:p>
      <text:p text:style-name="P50"><text:span text:style-name="T18">–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8">– </text:span>Ты чего на меня так уставился? <text:span text:style-name="T18">– </text:span>подозрительно спросила пегаска.</text:p>
      <text:p text:style-name="P50"><text:span text:style-name="T18">– </text:span>Да так… Не ожидал, что ты такая…</text:p>
      <text:p text:style-name="P50"><text:span text:style-name="T18">– </text:span>Офигенски сильная? <text:span text:style-name="T18">– </text:span>зарделась Дэш. <text:span text:style-name="T18">–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8">– </text:span>Ты! Не! По! Нял! Те! Бе! Не! Льзя! Тут! Ос! Та! ВАТЬСЯ!!! <text:span text:style-name="T18">–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8">– </text:span>Ты чего делаешь??! Пипец, мы же упадём! Ты ж не удержишь!..</text:p>
      <text:p text:style-name="P50"><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8">–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8">–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8">–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8">– </text:span>А это у нас кто? Гмм. Пегаска. Вот так раз! Рэйнбоу Дэш! Какими судьбами?</text:p>
      <text:p text:style-name="P50"><text:span text:style-name="T18">– </text:span>ТРИКСИ! <text:span text:style-name="T18">– <text:s/></text:span>фейсхуфнула Дэш. <text:span text:style-name="T18">– </text:span>Во имя Селестии, ЧТО ты тут делаешь?!!</text:p>
      <text:p text:style-name="P50"><text:span text:style-name="T18">– </text:span>Зарабатываем себе на жизнь представлениями, как ни странно! <text:span text:style-name="T18">– </text:span>язвительно ответила единорожка. <text:span text:style-name="T18">–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8">–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8">– </text:span>Нам не интересно знать, что ты подумал. <text:span text:style-name="T18">– </text:span>единорожка зевнула. <text:span text:style-name="T18">– </text:span>Мы намерены сдать вас в полицию.</text:p>
      <text:p text:style-name="P50"><text:span text:style-name="T18">– </text:span>Трикси! Не смей! У нас мегаважное задание! Нам нужно вернуться Понивилль во что бы то ни стало! <text:span text:style-name="T18">– </text:span>пегаска извивалась изо всех сил, пытаясь выбраться из магического захвата.</text:p>
      <text:p text:style-name="P50"><text:span text:style-name="T18">– </text:span>Три раза ХА! Назови хоть одну причину, по которой нам должно быть не всё равно! <text:span text:style-name="T18">– </text:span>насмешливо сказала Трикси. <text:span text:style-name="T18">–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8">– </text:span>Ей ведь нельзя рассказывать, да?</text:p>
      <text:p text:style-name="P50"><text:span text:style-name="T18">– </text:span>Нельзя. <text:span text:style-name="T18">– </text:span>подтвердил я. <text:span text:style-name="T18">– </text:span>Селестия запретила. Может возникнуть паника и всё такое.</text:p>
      <text:p text:style-name="P50"><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8">–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8">– </text:span>ОГО!</text:p>
      <text:p text:style-name="P50">Единорожка аж уселась на крыльцо от удивления.</text:p>
      <text:p text:style-name="P50"><text:span text:style-name="T18">–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8">–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8">– </text:span>Мы приняли решение не выдавать вас полиции в обмен на то, что вы расскажете нам о вашей секретной миссии!</text:p>
      <text:p text:style-name="P50"><text:span text:style-name="T18">– </text:span>Не пойдёт! <text:span text:style-name="T18">– </text:span>заявил я. <text:span text:style-name="T18">– </text:span>Я уже сказал, что это тайна. Мне добавить нечего.</text:p>
      <text:p text:style-name="P50"><text:span text:style-name="T18">– </text:span>Да неужели? <text:span text:style-name="T18">– </text:span>захлопала ресницами Трикси. <text:span text:style-name="T18">–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8">– </text:span>Так вот, почему в последнее время представления были такими изматывающими! Утечка магии не может не волновать нас! <text:span text:style-name="T18">– </text:span>единорожка задумалась. <text:span text:style-name="T18">– </text:span>Но твой рассказ не объясняет нам, куда исчезла принцесса Селестия!</text:p>
      <text:p text:style-name="P50"><text:span text:style-name="T18">– </text:span>Так вот почему я не могу нести тебя! <text:span text:style-name="T18">– </text:span>вторила ей пегаска. <text:span text:style-name="T1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8">–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38">Исчезновение дневной главы диархии: Эквестрия в панике!</text:span>» (статья двухдневной давности).</text:p>
      <text:p text:style-name="P50">«<text:span text:style-name="T3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oft-page-break/>«<text:span text:style-name="T3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8">Да отстаньте же вы от меня! Он сказал, что ест пони, но я этого НЕ ВИДЕЛА!!!</text:span>»).</text:p>
      <text:p text:style-name="P50">«<text:span text:style-name="T3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8">“Wanted...” .</text:span></text:p>
      <text:p text:style-name="P40"><text:span text:style-name="T18">–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8">– </text:span>Прикинь, а? <text:span text:style-name="T18">– </text:span>участливо ткнулась в меня носом Дэш. <text:span text:style-name="T18">– </text:span>Над моими приколами тоже одна я смеюсь. У<text:span text:style-name="T18">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8">–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text:soft-page-break/>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2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8">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76">David Bowie - Lets Dance/ Ashes To Ashes</text:span></text:p>
      <text:p text:style-name="P40"><text:span text:style-name="T76">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text:soft-page-break/>–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8">Добро пожаловать в Груммингтон! Вам здесь рады!</text:span></text:p>
      <text:p text:style-name="P50"><text:span text:style-name="T38">Население города </text:span><text:span text:style-name="T77">302 пони</text:span><text:span text:style-name="T38">.</text:span></text:p>
      <text:p text:style-name="P50"><text:span text:style-name="T77">250 пони</text:span><text:span text:style-name="T38">.</text:span></text:p>
      <text:p text:style-name="P50"><text:span text:style-name="T77">125 поней</text:span><text:span text:style-name="T38">.</text:span></text:p>
      <text:p text:style-name="P50"><text:span text:style-name="T3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3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7">Крепко обнимаю, чешу холку, хлопаю по шее! Твой Макс. </text:span><text:span text:style-name="T32">Дружба </text:span><text:span text:style-name="T47">—</text:span><text:span text:style-name="T32"> </text:span><text:span text:style-name="T3">э</text:span><text:span text:style-name="T32">то, </text:span><text:span text:style-name="T79">так её </text:span><text:span text:style-name="T3">разэтак</text:span><text:span text:style-name="T79">,</text:span><text:span text:style-name="T32"> магия!</text:span><text:span text:style-name="T6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text:soft-page-break/>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text:soft-page-break/>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text:soft-page-break/>–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7">37 пни</text:span></text:p>
      <text:p text:style-name="P68">24пн</text:p>
      <text:p text:style-name="P68">15</text:p>
      <text:p text:style-name="P50"><text:span text:style-name="T3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8">Добро пожаловать в Груммингтон! Вам здесь рады!</text:span></text:p>
      <text:p text:style-name="P50"><text:span text:style-name="T38">Население города </text:span><text:span text:style-name="T77">302 пони</text:span><text:span text:style-name="T38">.</text:span></text:p>
      <text:p text:style-name="P50"><text:span text:style-name="T77">250 пони</text:span><text:span text:style-name="T38">.</text:span></text:p>
      <text:p text:style-name="P50"><text:span text:style-name="T77">125 поней</text:span><text:span text:style-name="T38">.</text:span></text:p>
      <text:p text:style-name="P50"><text:span text:style-name="T3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8">&lt;</text:span><text:span text:style-name="T65">Metallica-Enter Sandman</text:span><text:span text:style-name="T18">&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6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3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1">«</text:span><text:span text:style-name="T3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1">».</text:span> «<text:span text:style-name="T38">Провинция пустеет: репортаж из обеспоневшего посёлка</text:span>». «<text:span text:style-name="T38">Нехватка пегасов-погодников: указ принцессы Луны разрешает набор в погодные команды пегасов без лётных аттестатов</text:span>». «<text:span text:style-name="T38">Опасный преступник «примат-макс» всё ещё на </text:span><text:soft-page-break/><text:span text:style-name="T38">свободе! Фетлок приходит в себя после разгрома павильона Псинтела. Награда за поимку возросла до двадцати тысяч!!!</text:span>». «<text:span text:style-name="T3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text:soft-page-break/>–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3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8">И магазин</text:span>ы вовсе<text:span text:style-name="T78"> не </text:span>бесплатные<text:span text:style-name="T78">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soft-page-break/>…</text:p>
      <text:p text:style-name="P50"/>
      <text:p text:style-name="P60">Сияние. <text:span text:style-name="T78">Оно п</text:span>овсюду. <text:span text:style-name="T78">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7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text:soft-page-break/>–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8">А т</text:span>ы вставать не хотел! Я очень-очень испугалась. <text:span text:style-name="T78">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8">–</text:span> А какой у тебя там был образ жизни?</text:p>
      <text:p text:style-name="P50"><text:span text:style-name="T18">–</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8">–</text:span> Дискордовы яйца! Ты сидел в тюрьме? За что тебя посадили?</text:p>
      <text:p text:style-name="P50"><text:span text:style-name="T18">–</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oft-page-break/><text:span text:style-name="T18">–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9">о такие… гм… заклинания. Ты </text:span><text:span text:style-name="T49">пишешь</text:span><text:span text:style-name="T5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6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8">сделать крюк</text:span> в сто миль?! Да это ж ещё неделю ходьбы! У нас картошки осталось на день, твоими стараниями<text:span text:style-name="T18">!</text:span></text:p>
      <text:p text:style-name="P52">Пегаска <text:span text:style-name="T18">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8">матюков мне</text:span> удалось замазать самые большие щели. За тестовый<text:span text:style-name="T78"> </text:span>получасовый заплыв<text:span text:style-name="T78">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1"/>
      <text:p text:style-name="P41">…</text:p>
      <text:p text:style-name="P41">&lt;<text:bookmark text:name="eow-title"/><text:span text:style-name="T7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8">н жил с пони! И они </text:span>офигенски <text:span text:style-name="T78">любили друг друга! И у них </text:span>был<text:span text:style-name="T78"> </text:span>офигенский <text:span text:style-name="T78">секс! </text:span>И это было круто!<text:span text:style-name="T78"> </text:span>А ты… Ты <text:span text:style-name="T18">—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8">—</text:span> скажем, метров <text:span text:style-name="T1">сорок.</text:span> <text:span text:style-name="T1">Н</text:span>о в такой воде <text:span text:style-name="T4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8">–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8">– </text:span>Выф-выф-вуф! <text:span text:style-name="T18">– </text:span>возразил я.</text:p>
      <text:p text:style-name="P52">Отпихнув от лица живот пегаски и выплюнув шерсть, я продолжил.</text:p>
      <text:p text:style-name="P52"><text:span text:style-name="T18">–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8">– </text:span>Бе-бе-бе! <text:span text:style-name="T18">– </text:span>устало передразнила меня Дэш. <text:span text:style-name="T18">– </text:span><text:span text:style-name="T34">Макс! Я </text:span><text:span text:style-name="T36">— </text:span><text:span text:style-name="T34">плохая пони, потому что хотела получить то, что мне не принадлежит.</text:span> Но какой же ты всё-таки глупый! Пойми, смертные <text:span text:style-name="T18">— </text:span>игрушки в копытах вечных. Любимые, но всего лишь игрушки. Они заботятся о нас, они <text:span text:style-name="T18">— </text:span>наши обожаемые принцессы, и мы боимся их потерять, но мы для них <text:span text:style-name="T18">—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8">– </text:span>Дэш, я знаю. Просто не могу о ней забыть.</text:p>
      <text:p text:style-name="P52">Пегаска тяжело поднялась.</text:p>
      <text:p text:style-name="P52"><text:span text:style-name="T18">– </text:span>Везёт же некоторым. <text:span text:style-name="T18">– </text:span>пробормотала она, раскрывая крылья для просушки.</text:p>
      <text:p text:style-name="P52">…</text:p>
      <text:p text:style-name="P52"><text:span text:style-name="T18">– А </text:span>ты круто ныряешь<text:span text:style-name="T18">! – </text:span>уважительно заметила пегаска после нескольких минут молчания. <text:span text:style-name="T18">–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8">– </text:span>Это остатки былой славы. Мой институтский рекорд <text:span text:style-name="T18">—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4">– </text:span><text:span text:style-name="T44">Макс, ты весь дрожишь! Тебе надо просушить шерсть. </text:span>Снимай-ка одежду! <text:span text:style-name="T18">–</text:span> <text:span text:style-name="T1">с</text:span>командовала Дэш.</text:p>
      <text:p text:style-name="P1"><text:soft-page-break/><text:span text:style-name="T18">–</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8">–</text:span> Куда это ты спрятался? <text:span text:style-name="T18">–</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8">–</text:span> Ты чего? <text:span text:style-name="T18">–</text:span> <text:span text:style-name="T1">в</text:span> конце-концов озадаченно спросила она. <text:span text:style-name="T18">–</text:span> Что-то не так?</text:p>
      <text:p text:style-name="P1"><text:span text:style-name="T18">–</text:span> Не так, <text:span text:style-name="T18">–</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8">–</text:span> А с кем не так? Со мной? С тобой? Или вообще? <text:span text:style-name="T18">–</text:span> <text:span text:style-name="T1">д</text:span>опытывалась пегаска.</text:p>
      <text:p text:style-name="P1"><text:span text:style-name="T18">–</text:span> Наверное, со мной. <text:span text:style-name="T18">–</text:span> <text:span text:style-name="T1">я</text:span> завязал рукава куртки за спиной и вышел из-за куста. <text:span text:style-name="T18">–</text:span> Видишь ли, у нас, у людей, не принято находиться без одежды в обществе других… людей.</text:p>
      <text:p text:style-name="P1"><text:span text:style-name="T18">–</text:span> Ну и?</text:p>
      <text:p text:style-name="P1"><text:span text:style-name="T1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8">–</text:span> А какой смысл в этом правиле? Какую цель оно преследует?</text:p>
      <text:p text:style-name="P1"><text:span text:style-name="T1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8">–</text:span> Я знаю, что такое социальное табу, <text:span text:style-name="T18">–</text:span> важно кивнула Дэш. <text:span text:style-name="T18">–</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8">–</text:span> Вот видишь, ты меня правильно поняла. Описанные тобой табу у нас, кстати, тоже есть.</text:p>
      <text:p text:style-name="P1"><text:span text:style-name="T18">–</text:span> Но, с другой стороны, <text:span text:style-name="T18">–</text:span> продолжала пегаска, подходя ко мне поближе, <text:span text:style-name="T1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8">–</text:span> Дэш подошла вплотную, <text:span text:style-name="T18">–</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8">–</text:span> Дэш!.. Блин! <text:span text:style-name="T18">–</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8">– </text:span>Ты так смешно выглядишь, когда пытаешься спрятаться. <text:span text:style-name="T18">–</text:span> <text:span text:style-name="T1">п</text:span>егаска, немного наклонив голову, наблюдала за моими попытками скрестить ноги и обнять колени руками. <text:span text:style-name="T18">–</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8">–</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8">–</text:span> А-ХА-ХА-ХА-ХА!!! <text:span text:style-name="T18">–</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8">–</text:span> У тебя оригинальный способ исповедаться, Дэш. <text:span text:style-name="T18">–</text:span> наконец закашлялся я. <text:span text:style-name="T18">–</text:span> <text:span text:style-name="T1">Устроить кораблекрушение, з</text:span>атащить в укромное местечко, <text:span text:style-name="T1">а </text:span>под конец сорвать штаны и… <text:span text:style-name="T18">–</text:span> тут Дэш сама прыснула от смеха.</text:p>
      <text:p text:style-name="P1">Вдоволь отсмеявшись, Дэш ткнула меня носом в грудь и спросила:</text:p>
      <text:p text:style-name="P1"><text:span text:style-name="T18">–</text:span> И?</text:p>
      <text:p text:style-name="P1"><text:span text:style-name="T18">–</text:span> Что “и”?</text:p>
      <text:p text:style-name="P1"><text:span text:style-name="T18">–</text:span> Ты сказал: “ А под конец сорвать штаны и…” <text:span text:style-name="T18">–</text:span> вот я и хочу знать, что “и”?</text:p>
      <text:p text:style-name="P1">Я смутился.</text:p>
      <text:p text:style-name="P1"><text:span text:style-name="T18">–</text:span> Да ничего… Не бери в голову.</text:p>
      <text:p text:style-name="P1"><text:span text:style-name="T18">–</text:span> А я хочу брать! Какой ты всё-таки… <text:span text:style-name="T18">–</text:span> Дэш встала, потянувшись сначала передней половиной <text:span text:style-name="T1">тела</text:span>, <text:span text:style-name="T1">а </text:span>потом задней.</text:p>
      <text:p text:style-name="P1"><text:span text:style-name="T18">–</text:span> Какой?</text:p>
      <text:p text:style-name="P1"><text:span text:style-name="T18">–</text:span> Скучный <text:span text:style-name="T1">—</text:span> вот какой! <text:span text:style-name="T1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8">–</text:span> <text:span text:style-name="T1">Короче, Макс. Хочешь, верь, не хочешь — не верь. Нельзя сохнуть по аликорну! &lt;</text:span><text:span text:style-name="T3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8">–</text:span> <text:span text:style-name="T1">Р</text:span>ешай. <text:span text:style-name="T18">–</text:span> <text:span text:style-name="T1">е</text:span>ё нос почти касался моего. <text:span text:style-name="T18">–</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8">–</text:span> Дэш, ты..?</text:p>
      <text:p text:style-name="P1"><text:span text:style-name="T18">–</text:span> Да, Дискорд тебя забери! Я предлагаю тебе ЗА-НЯТЬ-СЯ СЕК-СОМ со мной! <text:span text:style-name="T18">–</text:span> зло отчеканила пегаска. <text:span text:style-name="T18">–</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8">– </text:span><text:span text:style-name="T1">Я не умею. Неумеха. </text:span><text:span text:style-name="T18">–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8">–</text:span> Дэш!</text:p>
      <text:p text:style-name="P1"><text:span text:style-name="T18">–</text:span> Да? <text:span text:style-name="T18">–</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text:soft-page-break/>– <text:span text:style-name="T1">Дэш… Ты же понимаешь, что я не люблю тебя?</text:span></text:p>
      <text:p text:style-name="P41">–<text:span text:style-name="T1"> Я этого от тебя и не требую, глупыш!</text:span></text:p>
      <text:p text:style-name="P1"><text:span text:style-name="T18">–</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8">–</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8">–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8">– </text:span>Хорошо, пусть это будет моей фантазией. А ты правда принимаешь меня?</text:p>
      <text:p text:style-name="P3"><text:span text:style-name="T18">– </text:span>Правда. Но…</text:p>
      <text:p text:style-name="P1"><text:span text:style-name="T18">–</text:span> Что?</text:p>
      <text:p text:style-name="P1"><text:span text:style-name="T18">–</text:span> Ты лежишь на мне.</text:p>
      <text:p text:style-name="P1"><text:span text:style-name="T18">–</text:span> Ну да, лежу, <text:span text:style-name="T18">–</text:span> Дэш ехидно улыбнулась и заёрзала животом. <text:span text:style-name="T18">–</text:span> А что?</text:p>
      <text:p text:style-name="P1"><text:span text:style-name="T18">–</text:span> А то, что в таком положении я до тебя не достану! У тебя слишком высоко расположена… ммм… анатомия.</text:p>
      <text:p text:style-name="P1"><text:span text:style-name="T18">–</text:span> Потерпи чуть-чуть, <text:span text:style-name="T18">–</text:span> пегаска хихикнула и снова заёрзала животом, прижав его ко мне. <text:span text:style-name="T18">–</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8">–</text:span> Дэш, <text:span text:style-name="T18">–</text:span> прошептал я, <text:span text:style-name="T18">–</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4">Seal – Amazing (Thin White Duke remix)</text:span>&gt;</text:p>
      <text:p text:style-name="P1"><text:span text:style-name="T18">–</text:span> Я чувствую тебя, <text:span text:style-name="T18">–</text:span> промурлыкала Дэш. <text:span text:style-name="T18">–</text:span> Видишь, это совсем не страшно, что я кобыла не твоего вида.</text:p>
      <text:p text:style-name="P1">Я начал почёсывать её шею у основания гривы.</text:p>
      <text:p text:style-name="P1"><text:span text:style-name="T18">–</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8">–</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8">–</text:span> <text:span text:style-name="T1">Да-а-а</text:span>. <text:span text:style-name="T18">–</text:span> <text:span text:style-name="T1">т</text:span>яжело дышала пегаска. <text:span text:style-name="T18">–</text:span> Фактическая поверхность крыльев с помощью магии увеличивается в несколько раз. И... м-м-м… силы отталкивания хватает на то, чтобы… уффф... <text:span text:style-name="T18">–</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8">–</text:span> Чтобы поднять в воздух вес своего <text:soft-page-break/>тела и ещё примерно такой же… <text:span text:style-name="T18">–</text:span> прошептала пегаска и закрыла глаза, уткнувшись носом мне в <text:span text:style-name="T1">плечо</text:span>. Дыхание у неё стало прерывистым.</text:p>
      <text:p text:style-name="P1"><text:span text:style-name="T18">–</text:span> А как вы удерживаетесь на облаках? Ведь вы при этом не машете крыльями? <text:span text:style-name="T1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8">–</text:span> Макс, не издевайся, <text:span text:style-name="T18">–</text:span> пегаска нервно хихикнула и вдруг стала нежно, кончиками губ, жевать мочку моего уха. <text:span text:style-name="T18">–</text:span> Я не-мо-гу думать в та-ком… ммм… состоянии.</text:p>
      <text:p text:style-name="P1"><text:span text:style-name="T18">–</text:span> Дэш, <text:span text:style-name="T18">–</text:span> рассмеялся я, <text:span text:style-name="T18">–</text:span> отпусти ухо!</text:p>
      <text:p text:style-name="P1"><text:span text:style-name="T18">–</text:span> Отпускаю, <text:span text:style-name="T18">–</text:span> шепнула пегаска мне в ухо. <text:span text:style-name="T18">–</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64">Mothley Crue – Cickstart my heart</text:span>&gt;</text:p>
      <text:p text:style-name="P52">«<text:span text:style-name="T3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8">Нехватка погодных пегасов: Вондерболты перешли к круглосуточной вахте</text:span>». «<text:span text:style-name="T38">Общественные работы: распоряжением принцессы Луны работы по строительству мостов через провалы расширены и на субботу</text:span>». «<text:span text:style-name="T3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8">–</text:span> Про меня таки забыли. Отлично.</text:p>
      <text:p text:style-name="P52"><text:span text:style-name="T18">–</text:span> Не уверена. <text:span text:style-name="T18">–</text:span> <text:s/>пегаска почесала затылок. <text:span text:style-name="T18">–</text:span> Там на столбах повсюду висят объявления. За твою голову предлагают пятьдесят тысяч.</text:p>
      <text:p text:style-name="P52"><text:span text:style-name="T18">–</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8">– </text:span>Твайлайт, привет! Мы вернулись! <text:span text:style-name="T18">–</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8">– К</text:span>АКОГО ХУЯ?!! Твайлайт, ёб твою понимать, ты чё творишь? <text:span text:style-name="T18">– </text:span>я вцепился в ручку двери.</text:p>
      <text:p text:style-name="P52"><text:span text:style-name="T18">– </text:span>Твайли, ты чего? <text:span text:style-name="T18">– </text:span>брыкалась Дэш. <text:span text:style-name="T18">– </text:span>Немедленно опусти меня на пол!</text:p>
      <text:p text:style-name="P52"><text:span text:style-name="T18">– </text:span>Извини, Дэши. <text:span text:style-name="T18">– </text:span>скороговоркой бормотала лавандовая единорожка, нервно хихикая. <text:span text:style-name="T18">–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text:soft-page-break/>ХРУСТЬ!</text:p>
      <text:p text:style-name="P52">Дверная ручка оторвалась с мясом и я продолжил низвержение в подвал.</text:p>
      <text:p text:style-name="P52"><text:span text:style-name="T18">– </text:span>А-А-А-А-А-А!!! <text:span text:style-name="T18">–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8">– </text:span>Не беспокойся, Макс-с-вероятностью-пятьдесят-процентов, больно не будет. Не должно быть, во всяком случае. <text:span text:style-name="T18">– </text:span>суетилась единорожка, закрепляя мои руки и ноги в браслетах. <text:span text:style-name="T18">–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8">– Н</text:span>е пытайся. <text:span text:style-name="T18">– </text:span>единорожка покачала головой. <text:span text:style-name="T18">–</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8">–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8">– </text:span>Нет-нет-нет, куда же ты! <text:span text:style-name="T18">– </text:span>магическая аура подхватила меня на полпути к ступенькам. <text:span text:style-name="T18">–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8">– </text:span>Твайлайт, не смей! <text:span text:style-name="T18">– </text:span>хриплым от ужаса голосом прошептал я.</text:p>
      <text:p text:style-name="P52"><text:span text:style-name="T18">–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8">–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8">– О</text:span>у! <text:span text:style-name="T78">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8">– </text:span>Хрен-то тебе зачем? <text:span text:style-name="T18">– </text:span>с бессильной злостью спросил я. <text:span text:style-name="T18">– </text:span><text:span text:style-name="T78">Т</text:span>ы собираешься устроить филиал порнхаба для пони-извращенцев?</text:p>
      <text:p text:style-name="P52"><text:span text:style-name="T18">–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8">–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oft-page-break/><text:span text:style-name="T18">– </text:span>А если попроще?</text:p>
      <text:p text:style-name="P52"><text:span text:style-name="T18">– </text:span>Если ты — клон, то превратишься в исходные десять-пятнадцать килограммов песка. Как и все предыдущие. <text:span text:style-name="T18">– </text:span>единорожка указала на ящик с песком, стоящий у противопожарного щита.<text:span text:style-name="T18">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8">– </text:span>Стой! <text:span text:style-name="T18">– </text:span>я лихорадочно искал повод затянуть процесс. <text:span text:style-name="T18">– </text:span>Но ты же не знаешь, каковы могут быть последствия, если я НЕ клон!</text:p>
      <text:p text:style-name="P52"><text:span text:style-name="T18">–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8">–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8">–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8">–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8">–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8">– </text:span>Никогда, слышишь, никогда больше не смей подымать меня...</text:p>
      <text:p text:style-name="P52"><text:span text:style-name="T18">– </text:span>Откуда я знала, что резонансное заклинание так среагирует на...</text:p>
      <text:p text:style-name="P52"><text:span text:style-name="T18">– М</text:span>акс? <text:span text:style-name="T18">– </text:span>пегаска заметила, что я открыл глаза. <text:span text:style-name="T18">– </text:span>Ты в порядке?</text:p>
      <text:p text:style-name="P52">Я издал нечто среднее между брачным рёвом лося и стоном умирающего слона.</text:p>
      <text:p text:style-name="P52"><text:span text:style-name="T18">– </text:span>Я не предполагала, что заклинание магического резонанса нейтрально реагирует только на истинную ткань НАШЕЙ реальности. <text:span text:style-name="T18">– </text:span>зачастила единорожка. <text:span text:style-name="T18">–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8">– </text:span>Но не магнетрон. <text:span text:style-name="T18">– </text:span>заметила Дэш. <text:span text:style-name="T18">–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8">–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8">– Н</text:span>е умничай! Что ты имеешь ввиду под «крупной энергомагической вспышкой»? <text:span text:style-name="T18">– </text:span>почесала в затылке Эпплджек. <text:span text:style-name="T18">– </text:span>Нам хватит ведра воды, чтоб её потушить?</text:p>
      <text:p text:style-name="P52"><text:span text:style-name="T18">–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8">– </text:span>Конски яблоки! <text:span text:style-name="T18">– </text:span>выругалась Эпплджек. <text:span text:style-name="T18">–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8">– </text:span>Ты хорошо подумала? <text:span text:style-name="T18">– н</text:span>ахмурилась Рэйнбоу Дэш. <text:span text:style-name="T18">– </text:span>В Эквестрии десятки таких городов, как Понивилль! Мы не можем махнуть на них крылом!</text:p>
      <text:p text:style-name="P52"><text:span text:style-name="T18">– </text:span>Тебе-то на Понивилль точно махать! <text:span text:style-name="T18">– </text:span>огрызнулась фермерша. <text:span text:style-name="T18">– Т</text:span>вой дом, поди, не зацепит.</text:p>
      <text:p text:style-name="P52"><text:span text:style-name="T18">– </text:span>Что ты сказала? А ну, повтори? <text:span text:style-name="T18">– </text:span>взвилась пегаска.</text:p>
      <text:p text:style-name="P52"><text:span text:style-name="T18">– </text:span>Не ссорьтесь, девчёнки. <text:span text:style-name="T18">– </text:span>встрял я. <text:span text:style-name="T18">– </text:span>Ничем рисковать не придётся. У меня есть другой вариант.</text:p>
      <text:p text:style-name="P52"><text:span text:style-name="T18">– </text:span>Ась?</text:p>
      <text:p text:style-name="P52"><text:span text:style-name="T18">– </text:span>Что?</text:p>
      <text:p text:style-name="P52"><text:span text:style-name="T18">– </text:span>Какой? <text:span text:style-name="T18">– </text:span>разом <text:span text:style-name="T18">о</text:span>бернулась ко мне компания.</text:p>
      <text:p text:style-name="P52"><text:span text:style-name="T18">– </text:span>Элементы Гармонии. Ты говорила, <text:span text:style-name="T18">– </text:span>обратился я к Твайлайт, <text:span text:style-name="T18">– </text:span>что их сила на одном уровне с аликорньей.</text:p>
      <text:p text:style-name="P52"><text:span text:style-name="T18">–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8">– Л</text:span>ягать! <text:span text:style-name="T18">– </text:span>сморщилась Эпплджек. <text:span text:style-name="T18">– </text:span>У меня после ожерелья Честности в башке гудит, как после маковского сидра!</text:p>
      <text:p text:style-name="P52"><text:span text:style-name="T18">–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8">– </text:span>Рэр, иногда лучше жевать, чем говорить. Вот честно!</text:p>
      <text:p text:style-name="P52"><text:soft-page-break/><text:span text:style-name="T18">– </text:span>Как пожелаешь! Макс, <text:span text:style-name="T18">– </text:span>повернулась ко мне единорожка. <text:span text:style-name="T18">–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8">– </text:span>Они лежали в нагрудном кармане рубашки.</text:p>
      <text:p text:style-name="P52">Твайлайт отвлеклась от доски.</text:p>
      <text:p text:style-name="P52"><text:span text:style-name="T18">–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8">– </text:span>Вот, прибрался малёхо. Но с потолка сажу ещё не успел счистить, там стремянка нужна.</text:p>
      <text:p text:style-name="P52"><text:span text:style-name="T18">– </text:span>Спайки-Вайки, не выкидывай одежду, пожалуйста. В ней должны быть рубины.</text:p>
      <text:p text:style-name="P52"><text:span text:style-name="T18">– </text:span>Какие ещё рубины? <text:span text:style-name="T18">– </text:span>переспросил Спайк и зажевал быстрее.</text:p>
      <text:p text:style-name="P52"><text:span text:style-name="T18">–</text:span> Резонаторные! <text:span text:style-name="T18">–</text:span> холодея, ответил я. <text:span text:style-name="T18">– </text:span>В кармане рубашки должны лежать четыре кристалла.</text:p>
      <text:p text:style-name="P52"><text:span text:style-name="T18">– Э</text:span>мм. Так это были резонаторные рубины? Предупреждать надо! Я думал, это мусор. <text:span text:style-name="T18">– </text:span>дракончик пожал плечами и выплюнул на лапу полтора камешка.</text:p>
      <text:p text:style-name="P26"/>
      <text:p text:style-name="P52">…</text:p>
      <text:p text:style-name="P52"/>
      <text:p text:style-name="P52"><text:span text:style-name="T18">–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8">– К</text:span>акой-то неправильный у Макса смех! <text:span text:style-name="T18">– </text:span>голос Пинки был еле слышен из-под наваленных на меня подушек. <text:span text:style-name="T18">–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8">– Н</text:span>он-нон? Ты сейчас правильный, или нет?</text:p>
      <text:p text:style-name="P52"><text:span text:style-name="T18">– </text:span>Макс, ты как? Тебе уже лучше? <text:span text:style-name="T18">– </text:span>в прямоугольнике появилась голова Рэйнбоу Дэш.</text:p>
      <text:p text:style-name="P52"><text:span text:style-name="T18">– </text:span>Фигурально выражаясь, ты в себе? <text:span text:style-name="T18">– </text:span>вклинилась между ними Твайлайт Спаркл.</text:p>
      <text:p text:style-name="P52"><text:span text:style-name="T18">– </text:span>Столько ругательств на одном дыхании я не слышала даже от бабули, когда она зацепилась за порог и перевернула поднос с пирогами! <text:span text:style-name="T18">–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8">– </text:span>Отпустите. Я уже правильный. <text:span text:style-name="T18">–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8">– </text:span>Не огорчайся, ситуацию можно выправить. <text:span text:style-name="T18">– з</text:span>атараторила Твайлайт. <text:span text:style-name="T18">–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8">– </text:span>Ага, Твай по «жучкам» специалист! <text:span text:style-name="T18">– з</text:span>аявил Спайк из-за понячих крупов. <text:span text:style-name="T18">– </text:span>Иначе бы мы по уши завязли в долгах за электричество.</text:p>
      <text:p text:style-name="P52"><text:span text:style-name="T18">– </text:span>Спайк!!! Немедленно... <text:s/>сбегай в лавку к Кейкам за выпечкой! Нам всем нужно успокоиться.</text:p>
      <text:p text:style-name="P52"><text:span text:style-name="T18">– </text:span>Уже бегу!</text:p>
      <text:p text:style-name="P52"/>
      <text:p text:style-name="P53">***</text:p>
      <text:p text:style-name="P52"/>
      <text:p text:style-name="P5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8">– </text:span>Ты точно знаешь, что делаешь? <text:span text:style-name="T18">– </text:span>переспросила Эпплджек. <text:span text:style-name="T18">– </text:span>Мне бы не хотелось, чтоб от Понивилля остались одни головешки.</text:p>
      <text:p text:style-name="P52"><text:span text:style-name="T18">– </text:span>Не беспокойся, всё просчитано. Я уверена, я подчёркиваю, абсолютно уверена в безопасности эксперимента!</text:p>
      <text:p text:style-name="P52"><text:span text:style-name="T18">– </text:span>Ой, чего-то мне нехорошо становится, когда ты так говоришь...</text:p>
      <text:p text:style-name="P52"><text:span text:style-name="T18">–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8">–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6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8"> </text:span>покои Луны<text:span text:style-name="T78"> </text:span>через открытые балконные двери<text:span text:style-name="T78">.</text:span></text:p>
      <text:p text:style-name="P52"><text:soft-page-break/>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8">– </text:span>А-а-а, ты всё-таки пришёл… <text:span text:style-name="T18">–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8">–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8">–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8">–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8">–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8">–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8">– </text:span>Сожалеем, что не можем убить тебя.</text:p>
      <text:p text:style-name="P52">Обернувшись я встречаюсь с рогом аликорницы, нацеленным мне в грудь.</text:p>
      <text:p text:style-name="P52"><text:span text:style-name="T18">–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8">–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8">–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8">– </text:span>Кимеринн погиб, чтобы ты жил.</text:p>
      <text:p text:style-name="P52">Шаг назад.</text:p>
      <text:p text:style-name="P52"><text:span text:style-name="T18">– </text:span>Сел осталась без магии и развоплотилась из-за тебя.</text:p>
      <text:p text:style-name="P52">Шаг назад.</text:p>
      <text:p text:style-name="P52"><text:span text:style-name="T18">– </text:span>Столько надежд впустую. И, как финальная насмешка, ты увидишь гибель всего, что Нам дорого?! Не бывать этому! ПОШЁЛ ВОН!!!</text:p>
      <text:p text:style-name="P52"><text:soft-page-break/>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8">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8">– </text:span>Ты ведь вернёшься? Не говори им, что увидел там! <text:span text:style-name="T18">–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8">–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50">– </text:span><text:span text:style-name="T40">Шейла! Шейла Блюскай! И я уже не малышка! </text:span><text:span text:style-name="T50">– </text:span><text:span text:style-name="T4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oft-page-break/><text:span text:style-name="T18">–</text:span> <text:span text:style-name="T1">Макс? </text:span>Вставай! <text:span text:style-name="T18">–</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8">–</text:span> Твайлайт? <text:span text:style-name="T18">–</text:span> Взгляд сфокусировался на лавандовой единорожке, озабоченно осматривающей меня и продолжающей массаж области сердца.</text:p>
      <text:p text:style-name="P1"><text:span text:style-name="T18">–</text:span> Мне не понравился цвет твоей мордочки <text:span text:style-name="T44">— </text:span><text:span text:style-name="T1">т</text:span>ы стал слишком бледный. Я решила прервать <text:span text:style-name="T1">заклинание</text:span>. Как ты себя…</text:p>
      <text:p text:style-name="P1"><text:span text:style-name="T54">–</text:span><text:span text:style-name="T44"> … чувствуешь, дорогая Рэрити?! Я могу чем-нибудь помочь? Вот, выпей воды! </text:span><text:span text:style-name="T54">–</text:span><text:span text:style-name="T4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8">– </text:span>Ну что? Увидел что-нибудь, сахарок?</text:p>
      <text:p text:style-name="P52">Пони уставились на меня с надеждой.</text:p>
      <text:p text:style-name="P52"><text:span text:style-name="T18">– </text:span>Да.</text:p>
      <text:p text:style-name="P52">Откровение давило на психику как тонна кирпичей. Я не знал, что им сказать. Я не мог.</text:p>
      <text:p text:style-name="P52"><text:span text:style-name="T18">– П</text:span>ревосходно!</text:p>
      <text:p text:style-name="P52"><text:span text:style-name="T18">– </text:span>Это просто супер-дупер-здоровски-потрясно!</text:p>
      <text:p text:style-name="P52"><text:span text:style-name="T18">– </text:span>Йей!</text:p>
      <text:p text:style-name="P52"><text:span text:style-name="T18">– </text:span>Ю-ху!</text:p>
      <text:p text:style-name="P52"><text:span text:style-name="T18">– О</text:span>фигенно! Мы победили! Макс, ты молодец!</text:p>
      <text:p text:style-name="P52"><text:span text:style-name="T18">– </text:span>Замечательно! Секундочку, я приготовлю дневник…</text:p>
      <text:p text:style-name="P52">Восторг пони постепенно сменился ожиданием. Я молчал.</text:p>
      <text:p text:style-name="P52"><text:span text:style-name="T18">– </text:span>Э-м-м? И что же ты увидел? <text:span text:style-name="T18">– </text:span>не выдержала Твайлайт.</text:p>
      <text:p text:style-name="P52"><text:span text:style-name="T18">– </text:span>Я… не могу сказать.</text:p>
      <text:p text:style-name="P52">Ожидание сменилось недоумением. Рэйнбоу Дэш насмешливо скривила губы.</text:p>
      <text:p text:style-name="P52"><text:span text:style-name="T18">– </text:span>Да ладно! Кончай прикалываться, мы же ждём! Шутка зачлась!</text:p>
      <text:p text:style-name="P52"><text:span text:style-name="T18">– </text:span>Не могу!!!</text:p>
      <text:p text:style-name="P52"/>
      <text:p text:style-name="P52">…</text:p>
      <text:p text:style-name="P52"/>
      <text:p text:style-name="P52">Молчание прервала Эпплджек.</text:p>
      <text:p text:style-name="P52"><text:span text:style-name="T18">– </text:span>Сахарок, с тобой всё в порядке?</text:p>
      <text:p text:style-name="P52">Дэш подошла ко мне вплотную, обняла мою голову и прижалась нос к носу.</text:p>
      <text:p text:style-name="P52"><text:span text:style-name="T18">– </text:span>Макс, ты чего? <text:span text:style-name="T18">– </text:span>прошептала она. <text:span text:style-name="T18">– </text:span>Тебя во сне кто-то заколдовал? Мигни мне правым глазом, если да.</text:p>
      <text:p text:style-name="P52">Я высвободился из объятий пегаски.</text:p>
      <text:p text:style-name="P52"><text:span text:style-name="T18">– </text:span>Со мной всё в порядке. <text:span text:style-name="T18">– </text:span>объявил я. <text:span text:style-name="T18">–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8">– </text:span>Конски яблоки! Вот это поворот! А мне так хотелось узнать, что за нечисть тут орудует!</text:p>
      <text:p text:style-name="P52"><text:soft-page-break/><text:span text:style-name="T18">–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8">–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8">– </text:span>Рэр, отвали!</text:p>
      <text:p text:style-name="P52"><text:span text:style-name="T18">– </text:span>Оу, какие страсти! Ладно-ладно, не сердись, дорогая, не мешаю!</text:p>
      <text:p text:style-name="P52"><text:span text:style-name="T18">–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8">–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8">– </text:span>Стойте!</text:p>
      <text:p text:style-name="P52">Твайлайт подняла вверх копыто, призывая к тишине. Потом откуда-то из дальнего шкафа к ней приплыла “Основы заклятий<text:span text:style-name="T18">” Стар Свирла. </text:span>Единорожка нацепила очки и принялась перелистывать книгу, бормоча под нос названия глав.</text:p>
      <text:p text:style-name="P52"><text:span text:style-name="T18">– </text:span>Ага, вот! Нашла! Макс прав! В «Заклинании Последнего Шанса» есть такое! <text:span text:style-name="T18">– </text:span>единорожка принялась зачитывать отрывок.</text:p>
      <text:p text:style-name="P52">…</text:p>
      <text:p text:style-name="P52">«<text:span text:style-name="T20">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2">и </text:span><text:span text:style-name="T20">слишком громко думать. И сообщить способ спасения — означает его разрушить.</text:span>»</text:p>
      <text:p text:style-name="P52">…</text:p>
      <text:p text:style-name="P52"><text:span text:style-name="T18">– </text:span>Ты хочешь сказать, если Макс нам сообщит, в чём причина всей этой фигни, мы не сможем её исправить? <text:span text:style-name="T18">– </text:span>Дэш повернулась ко мне. <text:span text:style-name="T18">–</text:span> А как мы её исправим, если не будем знать, что исправлять? Хренотень какая-то!</text:p>
      <text:p text:style-name="P52">Пегаска сжала голову копытами.</text:p>
      <text:p text:style-name="P52"><text:span text:style-name="T18">–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8">– </text:span>Предположим, в коробке заперт кот. <text:span text:style-name="T18">– н</text:span>арисованный кот упирался лапами в крышку коробки, явно пытаясь выбраться.</text:p>
      <text:p text:style-name="P52"><text:span text:style-name="T18">– </text:span><text:span text:style-name="T78">Допустим, кот бессмертен. Также допустим, что кот з</text:span>аколдован<text:span text:style-name="T78"> </text:span>отложенным <text:span text:style-name="T78">заклятие</text:span>м<text:span text:style-name="T78"> Стирания, которое сработает, если кто-то откроет ящик</text:span>. <text:span text:style-name="T78">То есть, п</text:span>ри открытии<text:span text:style-name="T78"> ящик</text:span>а<text:span text:style-name="T78"> кот исчезнет из </text:span>бытия<text:span text:style-name="T78"> </text:span>— его нет, и никогда не было.</text:p>
      <text:p text:style-name="P52"><text:span text:style-name="T18">– </text:span>Бедный котик. <text:span text:style-name="T18">– </text:span>прошептала Флаттершай.</text:p>
      <text:p text:style-name="P52">Я насторожился, услышав знакомое заклинание.</text:p>
      <text:p text:style-name="P52"><text:span text:style-name="T18">– </text:span>Стой! Откуда тебе известно про заклинание Стирания?</text:p>
      <text:p text:style-name="P52"><text:span text:style-name="T18">–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8">Магическо</text:span>м<text:span text:style-name="T18"> </text:span>В<text:span text:style-name="T18">естник</text:span>е», а профессор Шротингер построил на её базе свой мысленный эксперимент.</text:p>
      <text:p text:style-name="P52"><text:span text:style-name="T18">– </text:span>Гм. Ну ладно, продолжай.</text:p>
      <text:p text:style-name="P52"><text:span text:style-name="T18">– </text:span>Так вот, по условию эксперимента известно, что вероятность того, что кто-то откроет ящик, ненулевая.</text:p>
      <text:p text:style-name="P52"><text:span text:style-name="T18">– </text:span>И что это означает, дорогая? <text:span text:style-name="T18">– </text:span>спросила Рэрити.</text:p>
      <text:p text:style-name="P52"><text:soft-page-break/><text:span text:style-name="T18">– </text:span>Это значит, что кто-нибудь когда-нибудь обязательно откроет его.</text:p>
      <text:p text:style-name="P52"><text:span text:style-name="T18">– </text:span>У меня щас башка лопнет! <text:span text:style-name="T18">– </text:span>пожаловалась Дэш. <text:span text:style-name="T18">– </text:span>Так всё-таки, когда этот грёбаный ящик откроют?</text:p>
      <text:p text:style-name="P52"><text:span text:style-name="T18">–</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8">–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8">–</text:span> То есть, ты хочешь сказать, что мы все — навроде этого кота, а Макс боится открыть ящик? Чтоб мы не исчезли окончательно?</text:p>
      <text:p text:style-name="P52"><text:span text:style-name="T18">–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8">–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8">– </text:span>Лягать! <text:span text:style-name="T18">– </text:span>выругалась Дэш. <text:span text:style-name="T18">– </text:span>Значит, наши усилия по доставке резонаторов пошли лесом.</text:p>
      <text:p text:style-name="P52"><text:span text:style-name="T18">–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8">– </text:span>Тихо! Спайк, будь добр, сбегай к Кейкам за выпечкой. Нам надо успокоиться. Макс, хоть про Селестию ты нам можешь рассказать?</text:p>
      <text:p text:style-name="P52"><text:span text:style-name="T18">– </text:span>Могу. <text:span text:style-name="T18">– </text:span>пожал плечами я. <text:span text:style-name="T18">– </text:span>Она в моём мире. Но не спрашивайте меня, как её вернуть — я не знаю.</text:p>
      <text:p text:style-name="P52"><text:span text:style-name="T18">– А </text:span>как ты узнал… <text:span text:style-name="T18">– </text:span>начала было единорожка, но её перебил напряжённый голос Спайка.</text:p>
      <text:p text:style-name="P52"><text:span text:style-name="T18">– </text:span>Твай! <text:span text:style-name="T18">– </text:span>дракончик стоял в дверях спиной к нам. <text:span text:style-name="T18">–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8">– </text:span>Макс, беги!!!</text:p>
      <text:p text:style-name="P5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8">– </text:span>Не так быстро, Рэйнбоу Дэш! <text:span text:style-name="T18">– </text:span>ледяным голосом Луны можно было нарезать воду кубиками для мартини. <text:span text:style-name="T18">– </text:span>Нам есть о чём поговорить с приматом!</text:p>
      <text:p text:style-name="P52">Мы с пегаской застыли в синем левитационном поле и поплыли к Луне.</text:p>
      <text:p text:style-name="P52"><text:span text:style-name="T18">–</text:span> Нет-нет-нет, постойте! <text:span text:style-name="T18">–</text:span> заявила вдруг Твайлайт. <text:span text:style-name="T18">–</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8">–</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8">–</text:span> Мне очень жаль, Ваше Высочество, но Селестия назначила Макса МОИМ руководителем, и этот приказ НИКТО не отменял! Он МОЙ! <text:span text:style-name="T18">&lt;</text:span><text:span text:style-name="T34">Добавить в главы с Твайлайт её попытки заигрывания с Максом</text:span><text:span text:style-name="T18">&gt;</text:span></text:p>
      <text:p text:style-name="P52">В голосе лавандовой единорожки звучал металл. Мы опять полетели к Твайлайт.</text:p>
      <text:p text:style-name="P52"><text:span text:style-name="T18">–</text:span> ДОВОЛЬНО! НАМ НАДОЕЛА ЭТА НЕПОКОРНОСТЬ! ПОЗНАЙ ГНЕВ ПРИНЦЕССЫ НОЧИ!!!</text:p>
      <text:p text:style-name="P52"><text:span text:style-name="T18">–</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8">–</text:span> Ай, бля! <text:span text:style-name="T18">–</text:span> в последний момент чей-то луч отрикошетил от магического поля и впился мне в лодыжку. Нога моментально онемела.</text:p>
      <text:p text:style-name="P52"><text:span text:style-name="T18">–</text:span> Не волнуйся, это парализующий луч. Твай таким махалась с Трикси. Пройдёт через полчаса. <text:span text:style-name="T18">–</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8">– </text:span>Не вынуждай Нас идти на крайние меры! <text:span text:style-name="T18">– </text:span>отдувалась Луна. <text:span text:style-name="T18">–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8">– В</text:span>есьма прискорбно, Ваше Высочество, но вынуждена отказать! <text:span text:style-name="T18">– </text:span>переводила дыхание Твайлайт.<text:span text:style-name="T18"> –</text:span> Исключительно по субординационным причинам! Приказ Её Дневного Высочества имеет более высокий приоритет над Вашим!</text:p>
      <text:p text:style-name="P52"><text:span text:style-name="T18">– </text:span>Тогда найди Нам это твоё Дневное Высочество! <text:span text:style-name="T18">– </text:span>взвыла Луна. <text:span text:style-name="T18">– </text:span>В отсутствие Дневной Главы Диархии все дела ведёт Ночная!!!</text:p>
      <text:p text:style-name="P52"><text:soft-page-break/><text:span text:style-name="T18">–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8">– </text:span>Дискордова бюрократия! <text:span text:style-name="T18">– </text:span>буркнула аликорница. <text:span text:style-name="T18">–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8">– О</text:span>хренеть! <text:span text:style-name="T18">– </text:span>чертыхнулся Спайк. <text:span text:style-name="T18">– </text:span><text:s/>Твай, она создаёт сферу стихий!</text:p>
      <text:p text:style-name="P52"><text:span text:style-name="T18">– </text:span>Вижу! <text:span text:style-name="T18">– </text:span>донёсся голос единорожки из-под потолка. <text:span text:style-name="T18">–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8">– </text:span>Эмм, это что-то новенькое, я такого заклинания вообще не знаю. <text:span text:style-name="T18">– </text:span>почесал в затылке Спайк. <text:span text:style-name="T18">–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8">– </text:span>Погоди. У меня есть вариант получше.</text:p>
      <text:p text:style-name="P52">Я вылез из-под шкафа и попрыгал на одной ноге в центр зала.</text:p>
      <text:p text:style-name="P52"><text:span text:style-name="T18">– </text:span>Стойте! Прекратите! Да остановитесь же!!!</text:p>
      <text:p text:style-name="P52">Аликорница и шестёрка уставились на меня.</text:p>
      <text:p text:style-name="P52"><text:span text:style-name="T18">–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8">– </text:span>Ты так говоришь, как будто непричастен к исчезновению Сестры! <text:span text:style-name="T18">– </text:span>к Луне вернулась властная интонация, но фиолетовый шар перестал расти. <text:span text:style-name="T18">– </text:span>Мы не верим тебе! Если попробуешь обмануть Нас и скрыться, даже Тартар покажется тебе курортом!</text:p>
      <text:p text:style-name="P52"><text:span text:style-name="T18">–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8">– </text:span>Как ты её назвал? <text:span text:style-name="T18">– </text:span>отвалилась челюсть у аликорницы.</text:p>
      <text:p text:style-name="P52"><text:span text:style-name="T18">– </text:span>Эмм, мне неудобно вмешиваться, но вынуждена вас перебить. <text:span text:style-name="T18">– </text:span>встряла Твайлайт. <text:span text:style-name="T18">– </text:span>Это было экспериментальное заклинание. Локальная заморозка времени. Я, эмм, не предусмотрела возможности его отмены…</text:p>
      <text:p text:style-name="P52"><text:span text:style-name="T18">– </text:span>Что? <text:span text:style-name="T18">–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8">– </text:span>Твайлайт, Дёрпи сказала, у тебя есть «Особенности поведения, питания и размножения приматов»? Я бы хотела её ненадолго… Ого!!!</text:p>
      <text:p text:style-name="P52"><text:soft-page-break/>После долгой паузы тот же голос спросил:</text:p>
      <text:p text:style-name="P52"><text:span text:style-name="T18">– </text:span>Что тут случилось? Почему все висят в воздухе? И всё вот это?</text:p>
      <text:p text:style-name="P52">Голос Спайка откуда-то из подвала ответил:</text:p>
      <text:p text:style-name="P52"><text:span text:style-name="T18">– </text:span>Потому что Твайлайт остановила время. В радиусе девяти метров, как мне кажется. Или десяти.</text:p>
      <text:p text:style-name="P52"><text:span text:style-name="T18">– </text:span>В двенадцати с половиной. <text:span text:style-name="T18">– </text:span>донёсся голос Твайлайт сверху. <text:span text:style-name="T18">–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8">– Н</text:span>Е ВЗДУМАЙ СЧИТАТЬ СЕБЯ ПОБЕДИТЕЛЬНИЦЕЙ! <text:span text:style-name="T18">– </text:span>загремело у меня в мозгу, в обоих сознаниях сразу. <text:span text:style-name="T18">–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8">–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8">–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8">–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8">–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8">–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8">– </text:span>Эмм, я вам подхожу?</text:p>
      <text:p text:style-name="P52"><text:span text:style-name="T18">– </text:span>КТО ТЫ?</text:p>
      <text:p text:style-name="P52"><text:span text:style-name="T18">– </text:span>Эмм, Лира Хартстрингс, единорог. Я не то, чтобы маг, моя специализация — музыка…</text:p>
      <text:p text:style-name="P52"><text:span text:style-name="T18">– </text:span>ГОДИТСЯ! ТЫ ВИДИШЬ ТОЧКУ СИНГУЛЯРНОСТИ?</text:p>
      <text:p text:style-name="P52"><text:span text:style-name="T18">– </text:span>Эмм?</text:p>
      <text:p text:style-name="P52">Голос Спайка пояснил:</text:p>
      <text:p text:style-name="P52"><text:span text:style-name="T18">– </text:span>Вон та яркая искорка над лестницей, у которой вся картинка искривляется.</text:p>
      <text:p text:style-name="P52"><text:span text:style-name="T18">– </text:span>Да! Вижу.</text:p>
      <text:p text:style-name="P52"><text:span text:style-name="T18">– </text:span>ТЕПЕРЬ ЛЕВИТИРУЙ ПРИМАТА В ТОЧКУ СИНГУЛЯРНОСТИ.</text:p>
      <text:p text:style-name="P52"><text:span text:style-name="T18">– </text:span>Чего?!! <text:span text:style-name="T18">– </text:span>возопило моё малое сознание.</text:p>
      <text:p text:style-name="P52"><text:span text:style-name="T18">– </text:span>Эмм… Зачем?</text:p>
      <text:p text:style-name="P52"><text:soft-page-break/><text:span text:style-name="T18">–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8"> </text:span>НЕ ВОЛНУЙСЯ, ДВУНОГИЙ, ТЕБЕ ЭТО НЕ ПОВРЕДИТ.</text:p>
      <text:p text:style-name="P52"><text:span text:style-name="T18">– </text:span>Вы даёте слово, что человеку не будет причинён вред? <text:span text:style-name="T18">– </text:span>голос Лиры обрёл непривычную твёрдость.</text:p>
      <text:p text:style-name="P52"><text:span text:style-name="T18">– </text:span>КАК ТЫ СМЕЕШЬ СОМНЕВАТЬСЯ В НАС, СВОЕЙ ПРИНЦЕССЕ?</text:p>
      <text:p text:style-name="P52"><text:span text:style-name="T18">– Я </text:span>не сомневаюсь в вас, Ваше Высочество… Потому и требую слова!</text:p>
      <text:p text:style-name="P52"><text:span text:style-name="T18">–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8">– </text:span>Ну, блядь, спасибо! <text:span text:style-name="T18">– </text:span>подумал я.</text:p>
      <text:p text:style-name="P52"><text:span text:style-name="T18">–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8">–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8">– </text:span>Проклятье! Тебе только Кэйдэнс осталось обрыгать для полной коллекции! <text:span text:style-name="T18">–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8">– </text:span>Так шта не так уж сильно мы и погудели с братюней на прошлый Канун горящего очага! <text:span text:style-name="T18">– </text:span>пробормотала Эпплджек, схватившись за голову. <text:span text:style-name="T18">–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8">– </text:span>Итак, Мы ждём <text:span text:style-name="T18">– а</text:span>ликорница смотрела на меня выжидающе. <text:span text:style-name="T18">–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8">–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8">– </text:span>Давай по-порядку. <text:span text:style-name="T18">– о</text:span>становила меня Луна. <text:span text:style-name="T18">– </text:span>С чего ты взял, что она в твоём мире?</text:p>
      <text:p text:style-name="P52"><text:soft-page-break/>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8">–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8">– Ч</text:span>то? Остатки магии? <text:span text:style-name="T18">–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8">– </text:span>Мы проследили её сновидение до магической вспышки. <text:span text:style-name="T18">– п</text:span>одтвердила Луна. Её взгляд сверлил меня, улавливая малейшие изменения мимики. <text:span text:style-name="T18">–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8">– </text:span>Теперь ты понимаешь, почему Мы виним тебя в развоплощении сестры?</text:p>
      <text:p text:style-name="P52"><text:span text:style-name="T18">– </text:span>Да. Но послушай… Я не могу рассказать всё. <text:span text:style-name="T18">– </text:span>осторожно, как по горячим углям, начал я. <text:span text:style-name="T18">– </text:span>Это может натворить большую беду.</text:p>
      <text:p text:style-name="P52">Луна пристально взглянула на меня и понимающе склонила голову.</text:p>
      <text:p text:style-name="P52"><text:span text:style-name="T18">– </text:span>Мы знаем, иногда так бывает. Продолжай.</text:p>
      <text:p text:style-name="P52"><text:span text:style-name="T18">–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8">– </text:span>Да, помним.</text:p>
      <text:p text:style-name="P52"><text:span text:style-name="T18">–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8">–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8">–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8">–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8">– </text:span>Ты что-то недоговариваешь. <text:span text:style-name="T18">– </text:span>шепнула она почти ласково. <text:span text:style-name="T18">–</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8">– … </text:span>а <text:span text:style-name="T18">М</text:span>арк Ботвиний-младший упоминал в «Энциклопедии Арканум» о древнем божестве К<text:span text:style-name="T18">'</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8">– </text:span>Достаточно, Твайлайт. <text:span text:style-name="T18">– </text:span>остановила единорожку Луна. <text:span text:style-name="T18">–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8">–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8">– </text:span>Да, это может сработать. <text:span text:style-name="T18">– </text:span>кивнула Луна. <text:span text:style-name="T18">–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8">– </text:span>Разумеется, я помогу вам! <text:span text:style-name="T18">– </text:span>воскликнула Твайлайт с энтузиазмом. <text:span text:style-name="T18">– </text:span>У меня же есть опыт, хоть и не очень удачный.</text:p>
      <text:p text:style-name="P52">Луна сморщила нос при этих словах, но всё же кивнула.</text:p>
      <text:p text:style-name="P52"><text:span text:style-name="T18">–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8">– </text:span>Я приглашу их. Они не откажутся.</text:p>
      <text:p text:style-name="P52"><text:span text:style-name="T18">– </text:span>Что ж, ещё одной проблемой меньше. Теперь нужно решить, как найти Сел. Кто-то должен отправиться за ней.</text:p>
      <text:p text:style-name="P52"><text:span text:style-name="T18">– </text:span>Это, разумеется, буду я. <text:span text:style-name="T18">– п</text:span>ожал плечами я. <text:span text:style-name="T18">– Р</text:span>азумная пони там и шагу не сделает без того, чтобы не попасть в лабораторию к учёным или военным.</text:p>
      <text:p text:style-name="P52"><text:span text:style-name="T18">– </text:span>А если…</text:p>
      <text:p text:style-name="P52"><text:span text:style-name="T18">– </text:span>А если она прикинется неразумной, <text:span text:style-name="T18">– </text:span>предвосхитил я вопрос единорожки, <text:span text:style-name="T18">–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8">– </text:span>Остаётся ещё одна проблема. <text:span text:style-name="T18">– </text:span>тихо сказала аликорница. <text:span text:style-name="T18">–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8">– </text:span>Я попробую подыскать подходящие заклинания для работы с флорой. <text:span text:style-name="T18">– </text:span>загорелась научным рвением Твайлайт. <text:span text:style-name="T18">–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oft-page-break/><text:span text:style-name="T18">– </text:span>Почему ты так опасаешься гибели Селестии? <text:span text:style-name="T18">– </text:span>наконец спросил я аликорницу. <text:span text:style-name="T18">– </text:span>Ведь вы бессмертны. Рано или поздно твоя сестра вернётся к тебе, как ты вернулась к ней через тысячу лет заточения.</text:p>
      <text:p text:style-name="P52"><text:span text:style-name="T18">– </text:span>Ха! <text:span text:style-name="T18">– </text:span>с горечью отозвалась Луна. <text:span text:style-name="T18">–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8">–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8">–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8">– </text:span>Почему же ты не смогла найти меня с его помощью?</text:p>
      <text:p text:style-name="P52">Аликорница смутилась.</text:p>
      <text:p text:style-name="P52"><text:span text:style-name="T18">–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8">– </text:span>Да уж, успех тотальный. <text:span text:style-name="T18">– </text:span>скептически отозвался я, прислушиваясь к звукам уборки. <text:span text:style-name="T18">– </text:span>Я бы и сам к тебе заявился с результатами эксперимента, дай ты мне пару дней времени.</text:p>
      <text:p text:style-name="P52"><text:span text:style-name="T18">– </text:span>Как бы то ни было, <text:span text:style-name="T18">– </text:span>поджала губы Луна, <text:span text:style-name="T18">–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8">– </text:span>У нас было достаточно плодотворное сотрудничество. <text:span text:style-name="T18">– </text:span>осторожно начал я. <text:span text:style-name="T18">– </text:span>Хотя основную часть работы сделал я, Дэш и Твайлайт.</text:p>
      <text:p text:style-name="P52"><text:span text:style-name="T18">– </text:span>Неудивительно! <text:span text:style-name="T18">– </text:span>фыркнула Луна. <text:span text:style-name="T18">– </text:span>в<text:span text:style-name="T18"> </text:span>этом — вся Сел. Сестра, в отличие от Нас, всегда норовит спихнуть тяжёлую задачу на кого-нибудь другого!</text:p>
      <text:p text:style-name="P52"><text:span text:style-name="T18">– </text:span>А также совместить приятное с полезным. <text:span text:style-name="T18">– </text:span>не удержался я.</text:p>
      <text:p text:style-name="P47">Луна бросила на меня тяжёлый взгляд.</text:p>
      <text:p text:style-name="P50"><text:span text:style-name="T24">–</text:span> Вот это вряд ли! Сел охладела к сексу ещё до Нашей ссылки. И, насколько Нам известно, за время Нашего отсутствия её предпочтения в <text:span text:style-name="T18"><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23">–</text:span> Тогда зачем она..?</text:p>
      <text:p text:style-name="P47"><text:span text:style-name="T23">–</text:span> Дала тебе? <text:span text:style-name="T23">–</text:span> цинично завершила мой вопрос Луна. <text:span text:style-name="T23">–</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text:soft-page-break/>Тревожная догадка окончательно сковала морозом душу.</text:p>
      <text:p text:style-name="P50"><text:span text:style-name="T24">–</text:span> А другие? Они тоже… давали мне потому, что считали меня последним шансом?</text:p>
      <text:p text:style-name="P50">У аликорницы отвалилась челюсть.</text:p>
      <text:p text:style-name="P50"><text:span text:style-name="T24">–</text:span> Другие? Кто ещё?<text:span text:style-name="T18"> </text:span>С кем ещё у тебя были… отношения?</text:p>
      <text:p text:style-name="P47"><text:span text:style-name="T23">–</text:span> С Рэйнбоу Дэш <text:span text:style-name="T23">–</text:span> ответил я несчастным голосом. <text:span text:style-name="T23">–</text:span> И, может быть, с Пинки.</text:p>
      <text:p text:style-name="P47"><text:span text:style-name="T23">–</text:span> А ты живчик. <text:span text:style-name="T23">–</text:span> удивлённо заметила Луна и нахмурилась.</text:p>
      <text:p text:style-name="P41">– Я не виноват. – буркнул я. – Селестия вылечила меня от кучи болячек. У меня начался спермотоксикоз.</text:p>
      <text:p text:style-name="P47"><text:span text:style-name="T23">– Что?!! – с недоверием воскликнула Луна. – Сестра никогда не умела лечить. И сейчас не умеет </text:span><text:span text:style-name="T74">— иначе Мы бы знали. Мало кто владеет магией целительства, и Сестра не из их числа.</text:span></text:p>
      <text:p text:style-name="P41">– Очень мне надо тебе врать! – возмутился я. – Сел исцелила меня в Кантерлоте с помощью заместительной терапии.</text:p>
      <text:p text:style-name="P41">Луна вскинула копыто к голове и закатила глаза.</text:p>
      <text:p text:style-name="P47"><text:span text:style-name="T23">– О небо! Теперь Мы понимаем, почему она так ослабела! Как это в стиле Сестры </text:span><text:span text:style-name="T74">— она готова отпилить себе крыло, дабы не заслонять для кого-то солнце!</text:span></text:p>
      <text:p text:style-name="P41">– Ты о чём? – не понял я. – Какое ещё, к дискорду, крыло? Почему она ослабела?</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47"><text:span text:style-name="T23">– Заместительная терапия </text:span><text:span text:style-name="T74">— 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1">Луна вздохнула и повернулась ко мне.</text:p>
      <text:p text:style-name="P47"><text:span text:style-name="T23">–</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23">– </text:span><text:span text:style-name="T7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8">– </text:span>Макс, ты в порядке? <text:span text:style-name="T18">– </text:span>на балкон заглянула Дэш. <text:span text:style-name="T18">–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8">– </text:span>Спасибо, Дэш. Ты настоящий друг.</text:p>
      <text:p text:style-name="P52"><text:span text:style-name="T18">– </text:span>Сначала нам нужно вернуться в Кантерлот. <text:span text:style-name="T18">– п</text:span>рервала нас Луна. <text:span text:style-name="T18">– </text:span>Помимо подготовки к рейду, Нам нужно создать компас. И провести Гранд Галопинг Гала.</text:p>
      <text:p text:style-name="P52"><text:soft-page-break/>Я удивлённо воззрился на аликорницу.</text:p>
      <text:p text:style-name="P52"><text:span text:style-name="T18">– </text:span>Если отменить праздник, начнутся волнения. <text:span text:style-name="T18">– </text:span>ответила Луна на мой не заданный вопрос. <text:span text:style-name="T18">–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2"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8">– </text:span>Да что ж такое творится-то! Ни в жисть не поверю, чтоб в Кантерлоте пустые дома были! <text:span text:style-name="T18">– </text:span>заявила Эпплджек. <text:span text:style-name="T18">–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8">– </text:span>Какая жалость, что это всё из-за вампирского мира! <text:span text:style-name="T18">– </text:span>пробормотала Рэрити. <text:span text:style-name="T18">–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8">– </text:span>Макс, ты тут? <text:span text:style-name="T18">–</text:span>Дэш просунула нос в дверь, не дожидаясь отклика. <text:span text:style-name="T18">– </text:span>Ага, вот ты где! Я с тобой!</text:p>
      <text:p text:style-name="P52">Она швырнула перемётные сумки мне на постель и пошла к выходу.</text:p>
      <text:p text:style-name="P52"><text:span text:style-name="T18">– </text:span>Ну, чего застрял? Пошли скорее, а то на хавчик опоздаем! <text:span text:style-name="T18">–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8">– </text:span>Располагайтесь. <text:span text:style-name="T18">–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8">–</text:span> всхлипула Дэш.</text:p>
      <text:p text:style-name="P52"><text:span text:style-name="T18">– </text:span>Ну что же вы? Присаживайтесь. <text:span text:style-name="T18">– </text:span>вновь пригласила Луна. <text:span text:style-name="T18">–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8">одной</text:span> подушки. </text:p>
      <text:p text:style-name="P52"><text:soft-page-break/><text:span text:style-name="T18">– </text:span>Мы узнали у шеф-повара сестры о твоих кулинарных предпочтениях. <text:span text:style-name="T18">– у</text:span>лыбнулась мне Луна. <text:span text:style-name="T18">–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8">–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3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8">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text:soft-page-break/>–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text:soft-page-break/>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text:soft-page-break/>–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75">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84">д</text:span>ЕсЬ БЫл <text:span text:style-name="T85">д</text:span>ИскОр<text:span text:style-name="T8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6"></text:span><text:span text:style-name="T87">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8">Зафиксирована опасная ситуация. Сознание пациента </text:span><text:span text:style-name="T89">&lt;</text:span><text:span text:style-name="T88">Селестия</text:span><text:span text:style-name="T89">&gt;</text:span><text:span text:style-name="T88"> не регистрируется. Активируется протокол экстренной эвакуации пациента </text:span><text:span text:style-name="T89">&lt;</text:span><text:span text:style-name="T88">Селестия</text:span><text:span text:style-name="T89">&gt;</text:span><text:span text:style-name="T88"> к </text:span><text:span text:style-name="T89">&lt;</text:span><text:span text:style-name="T88">Луна</text:span><text:span text:style-name="T89">&gt;</text:span><text:span text:style-name="T88">.</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text:soft-page-break/>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8">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text:soft-page-break/>–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8">,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text:soft-page-break/>–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47"><text:span text:style-name="T74">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4">—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50">–</text:span><text:span text:style-name="T40"> Ну хорошо, а кто вами правит? Аликорн? Драконикус? Какой-нибудь человек с рогом во лбу? Или у вас нет правителя?</text:span></text:p>
      <text:p text:style-name="P35"><text:span text:style-name="T18">–</text:span> Нет, почему? Правитель есть. Только он не постоянный. Его избирают. Раз в несколько лет.</text:p>
      <text:p text:style-name="P41"><text:soft-page-break/>–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8">трид</text:span><text:span text:style-name="T1">цать лет, если его сменят через </text:span><text:span text:style-name="T78">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text:soft-page-break/>–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8">~~~ </text:span>Человек Макс <text:span text:style-name="T18">~~~</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text:soft-page-break/>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2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8">ПОНИ! ВЫ ЗАЕБАЛИ!!! ДАДИТЕ ВЫ МНЕ СПАТЬ КОГДА-НИБУДЬ, ИЛЬ НЕТ?!! КЛЯНУСЬ СВОИМ ХВОСТОМ, Я НАУЧУ ВАС УВАЖАТЬ МОЙ СОН, ИЛЬ Я НЕ АГАМЕМНОН!</text:span></text:p>
      <text:p text:style-name="P52"><text:soft-page-break/>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8">&lt;</text:span><text:span text:style-name="T34">Описать нарастание депрессивных мыслей от описанных случая к случаю</text:span><text:span text:style-name="T18">&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4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8">!</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4">Макс не вернётся, Дискорд Луну не получит</text:span>&gt;</text:p>
      <text:p text:style-name="P18"/>
      <text:p text:style-name="P42">~~~~~</text:p>
      <text:p text:style-name="P18">&lt;<text:span text:style-name="T35">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8">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53" text:outline-level="3">Воскресение</text:h>
      <text:p text:style-name="P47">&lt;<text:span text:style-name="T9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4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text:soft-page-break/></text:p>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2">— феерия эмоций наполняла меня во время пребывания в ярком нескладном мире, что остался позади. </text:span><text:span text:style-name="T45">Я тогда как будто вынырнул из трясины и начал дышать, ощущая каждой своей клеточкой полную гамму чувств и оттенков жизни. Но у</text:span><text:span text:style-name="T4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2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text:soft-page-break/>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text:soft-page-break/>Бип-бип-бип!</text:p>
      <text:p text:style-name="P52"/>
      <text:h text:style-name="Heading_20_3" text:outline-level="3">Понедельник</text:h>
      <text:p text:style-name="P52">&lt;<text:span text:style-name="T90">Michael Jackson — Get out of my mind</text:span>&gt;</text:p>
      <text:p text:style-name="P1">Административная консоль приветственно мигнула зелёным шрифтом. Я поправил микрофон.</text:p>
      <text:p text:style-name="P1"><text:span text:style-name="T44">– </text:span>Привет, Нэш. Это Анон.</text:p>
      <text:p text:style-name="P1"><text:span text:style-name="T4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8">кликнул по ним правой кнопкой </text:span><text:span text:style-name="T1">мыши</text:span><text:span text:style-name="T78"> и </text:span><text:span text:style-name="T1">выбрал</text:span><text:span text:style-name="T78">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0">Сейчас уже нельзя ничего изменить и придётся ему довер</text:span><text:span text:style-name="T41">иться</text:span><text:span text:style-name="T4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text:soft-page-break/></text:p>
      <text:h text:style-name="Heading_20_2" text:outline-level="2">2<text:span text:style-name="T1">5</text:span>. <text:span text:style-name="T1">Терра</text:span></text:h>
      <text:h text:style-name="P153" text:outline-level="3">Вторник</text:h>
      <text:p text:style-name="P3">&lt;<text:span text:style-name="T7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4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8">– Пожалуйста, </text:span>Анон<text:span text:style-name="T18">…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8">– Этот мультик, он… эмм, упрощённый до ужаса. Если честно, я… эмм, не понимаю, как такое может кому-то нравиться. Прямо как сахарная патока. </text:span><text:span text:style-name="T4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pan text:style-name="T18">–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text:soft-page-break/>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4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4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90">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text:soft-page-break/>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8">Nash </text:span>AI module start…</text:p>
      <text:p text:style-name="P84">Celest AI submodule found… Acquiring…</text:p>
      <text:p text:style-name="P84"><text:soft-page-break/>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8">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text:soft-page-break/>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3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text:soft-page-break/>–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0">—</text:span> что может держать закоренелого обеспеченного холостяка дома, кроме работы? <text:span text:style-name="T4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4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8">– Анон…</text:span><text:span text:style-name="T1"> Тут окно разбито… И верёвка висит. – пискнула Флаттершай из кухни.</text:span></text:p>
      <text:p text:style-name="P92"><text:span text:style-name="T18">– </text:span><text:span text:style-name="T1">Оставь, Флатти, не сейчас! – отмахнулся я.</text:span></text:p>
      <text:p text:style-name="P93">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4">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text:soft-page-break/>–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8">Я устало улыбнулся аликорнице </text:span>и осторожно закрыл ноутбук<text:span text:style-name="T18">. Пусть о</text:span>битает в собственной фантазии<text:span text:style-name="T18"> </text:span>— нет смысла препираться с ней сейчас. Счастье уже в том, что она уцелела хотя бы в таком виде.</text:p>
      <text:p text:style-name="P93"><text:span text:style-name="T18">– </text:span>Да-да, забери её отсюда поскорее! <text:span text:style-name="T18">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8">– </text:span>А я так хотел продемонстрировать ей класс езды на моноцикле!<text:span text:style-name="T18"> – пожаловался д</text:span>раконикус, ткнув в лежащий рядом гироскутер<text:span text:style-name="T18">. – Но разве Сахарная Ватка ценит настоящее искусство?</text:span></text:p>
      <text:p text:style-name="P105"/>
      <text:h text:style-name="P151" text:outline-level="2">2<text:span text:style-name="T1">7</text:span>. Отбытие</text:h>
      <text:p text:style-name="P110">&lt;Mission Impossible theme ?&gt;</text:p>
      <text:p text:style-name="P93"><text:span text:style-name="T18">–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8">–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8">– А что? – невинно захлопал глазами </text:span>реальный <text:span text:style-name="T18">драконикус. – Я, между прочим, </text:span>намного раньше тебя <text:span text:style-name="T18">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8">–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8">– Нет! Дискорд </text:span>— не убийца!</text:p>
      <text:p text:style-name="P113">С необычной для неё силой, Флаттершай вытащила кляп изо рта драконикуса.</text:p>
      <text:p text:style-name="P113"><text:span text:style-name="T18">– </text:span>ДА ТЫ СОВСЕМ БАНАНУЛСЯ, ПРОВОДНИЧЁК!!! ВЫ ВСЕ <text:span text:style-name="T18">ИДИОТЫ </text:span>(все, кроме Флаттершай)<text:span text:style-name="T18">!!! – заорал Дискорд моментально. – <text:s/>Е</text:span>сли я убийца, то ты — жрёшь пони на завтрак, обед и полдник! Дебилы!! Т<text:span text:style-name="T18">рон Эквестрии </text:span>мне <text:span text:style-name="T18">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8">– </text:span>Говори.</text:p>
      <text:p text:style-name="P113">Дискорд немного успокоился.</text:p>
      <text:p text:style-name="P113"><text:soft-page-break/><text:s/><text:span text:style-name="T18">– </text:span>Вообще-то, от тебя следовало бы избавиться, Проводник. Не знаю, что ты там разведал в <text:span text:style-name="T90">заклинании Откровения</text:span>, но чувствую, что твоё знание может погубить Эквестрию. Но к<text:span text:style-name="T18">ак, интересно, я получу без </text:span>тебя<text:span text:style-name="T18"> приз из… копыт Луны?!! Метёлка отправила меня проследить, чтоб ты вернулся обратно. </text:span>Так что е<text:span text:style-name="T18">сли бы вы сюда не заявились, через пять минут я отправился бы за вами сам!</text:span></text:p>
      <text:p text:style-name="P113"><text:span text:style-name="T18">–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8">–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34">словно кот с мышью</text:span>?</text:p>
      <text:p text:style-name="P113"><text:span text:style-name="T18">– </text:span>Анон! <text:span text:style-name="T18">– </text:span>крикнула Эпплджек из прихожей. <text:span text:style-name="T18">–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4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4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text:soft-page-break/>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4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8">–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8">– …</text:span>собственно, на дольше у меня не хватит магии…</text:p>
      <text:p text:style-name="P113"/>
      <text:p text:style-name="P113">Мы летели навстречу закату.</text:p>
      <text:p text:style-name="P113"><text:soft-page-break/></text:p>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8">–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8">&lt;</text:span><text:span text:style-name="T65">Queen – Flash</text:span><text:span text:style-name="T18">&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2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8">–</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8">– Т</text:span>ы что за хрен вообще? <text:span text:style-name="T18">– наконец сподобился я на членораздельную речь.</text:span></text:p>
      <text:p text:style-name="P47">Зверь смутился.</text:p>
      <text:p text:style-name="P47"><text:span text:style-name="T18">–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8">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8">– Итак, рассказывай, каким ветром тебя сюда занесло. – д</text:span>емиург<text:span text:style-name="T18"> почесал нос. – У меня такое чувство, </text:span>будто<text:span text:style-name="T18">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3">.</text:span></text:p>
      <text:p text:style-name="P37"/>
      <text:p text:style-name="P57"><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8">–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8">– Если я расскажу тебе н</text:span>астоящую<text:span text:style-name="T18"> причину </text:span>— ты исчезнешь! <text:span text:style-name="T18">– угрюмо заявил я.</text:span></text:p>
      <text:p text:style-name="P37">Морда Анакорна осветилась радостным озарением.</text:p>
      <text:p text:style-name="P37"/>
      <text:p text:style-name="P50"><text:span text:style-name="T18">– </text:span><text:span text:style-name="T91">Я ПОНЯЛ, КТО ТЫ!!! КАК </text:span><text:span text:style-name="T92">ЖЕ </text:span><text:span text:style-name="T91">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8">–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8">– Ну… Я не идиот, я видел, что происходит за Чёрным </text:span>э<text:span text:style-name="T18">краном… М</text:span>ир людей — не <text:span text:style-name="T18">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text:soft-page-break/>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8">Анакорн </text:span>встал с пуфика<text:span text:style-name="T18"> </text:span>и стал прохаживаться рядом со столом<text:span text:style-name="T18">. </text:span>Перед ним в качестве импровизированной указки плыл в пространстве карандаш.<text:span text:style-name="T18"> На стол</text:span>е раскинулась<text:span text:style-name="T18"> </text:span>голографическая карта Эквуса<text:span text:style-name="T18">. Игрушечные горные пики утопали в крохотных облаках, белые шапки ледников икрились </text:span>на<text:span text:style-name="T18"> полюсах, спокойная гладь </text:span>омывающих <text:span text:style-name="T18">океан</text:span>ов<text:span text:style-name="T18"> переливалась всеми оттенками синего.</text:span></text:p>
      <text:p text:style-name="P40"/>
      <text:p text:style-name="P3"><text:span text:style-name="T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3">–</text:span><text:span text:style-name="T57"> Анакорн подавил короткий смешок. </text:span><text:span text:style-name="T5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text:soft-page-break/></text:p>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5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4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57">– К сожалению, не </text:span><text:span text:style-name="T60">получится</text:span><text:span text:style-name="T5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7"><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57"> </text:span>И создали вы его достаточно топорно — видишь, он трещит по швам.</text:p>
      <text:p text:style-name="P93"><text:soft-page-break/>–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5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5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5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8">.</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57">–</text:span><text:span text:style-name="T4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40">– Ты уже устранил крупнейший дефект Эквестрии </text:span><text:span text:style-name="T57">— манипуляции светилом. Аналогично решаются и остальные проблемы</text:span><text:span text:style-name="T4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7">— вещь живучая</text:span><text:span text:style-name="T4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57">–</text:span><text:span text:style-name="T40"> А кьютимарки? Как, разрази меня квазар, объяснить кьютимарки? </text:span><text:span text:style-name="T5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6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8">—</text:span><text:span text:style-name="T61"> точнее, дерево схожих миров Эквуса </text:span><text:span text:style-name="T68">—</text:span><text:span text:style-name="T61"> создали брони. Разумеется, стержнем им послужил именно сериал, но каждый фанфик </text:span><text:span text:style-name="T68">—</text:span><text:span text:style-name="T6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
      <text:p text:style-name="P100">Анакорн аж подпрыгнул на месте от восторга и стал мне аплодировать.</text:p>
      <text:p text:style-name="P100"/>
      <text:p text:style-name="P118">Как их совместить?</text:p>
      <text:p text:style-name="P108"><text:soft-page-break/>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61">– Наконец-то я вижу свет в конце тоннеля! Как это не пришло мне в голову! Ты всё отлично увязал! Всё сходится! Более того </text:span><text:span text:style-name="T68">—</text:span><text:span text:style-name="T61"> Анакорн заговорщически подмигнул мне </text:span><text:span text:style-name="T68">—</text:span><text:span text:style-name="T6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8">— и первой реальной историей в объединённой эквестрийской реальности</text:span><text:span text:style-name="T61">!</text:span></text:p>
      <text:p text:style-name="P101">Я подозрительно посмотрел на Анакорна.</text:p>
      <text:p text:style-name="P100"><text:span text:style-name="T24">– </text:span><text:span text:style-name="T6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24">– </text:span><text:span text:style-name="T6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8">– </text:span>Эээ… Тут я тебе точно не помощник. Никогда не писал ничего сложнее технической документации к программам.</text:p>
      <text:p text:style-name="P100"><text:span text:style-name="T18">– </text:span>Пиши, как есть. <text:span text:style-name="T18">– </text:span>развёл копытами Анакорн. <text:span text:style-name="T18">– </text:span>Авось сгодится. Я писать точно не буду <text:span text:style-name="T68">—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pan text:style-name="T18">–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8">–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8">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text:soft-page-break/></text:p>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8">— </text:span>тебя никогда и не будет! Мне очень жаль. Тебе ещё не поздно выбрать что-нибудь другое.</text:p>
      <text:p text:style-name="P100">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text:soft-page-break/>– Ты ещё увидишь пару-тройку снов на прощание. Это мой подарок тебе. Удачи!</text:p>
      <text:p text:style-name="P93"/>
      <text:p text:style-name="P94">***</text:p>
      <text:p text:style-name="P101">&lt;<text:span text:style-name="T90">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 Анон?</text:p>
      <text:p text:style-name="P97">– Дэш?!!</text:p>
      <text:p text:style-name="P97">– Эмм… Ты мне снишься?</text:p>
      <text:p text:style-name="P97">– Нет, Дэш, это ты мне снишься.</text:p>
      <text:p text:style-name="P97"><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4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40">Хочу, чтобы ты </text:span><text:span text:style-name="T41">делал мне почесушки</text:span><text:span text:style-name="T4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8">– Вот д</text:span>искорд!.. Почему всё так паршиво… Я даже не могу уткнуться носом тебе в грудь. Я прохожу сквозь тебя, <text:span text:style-name="T18">–</text:span> всхлипнула сквозь зубы Рэйнбоу.</text:p>
      <text:p text:style-name="P92">Я опустил руку на шею Дэш и ощутил теплоту и лёгкое покалывание в пустоте.</text:p>
      <text:p text:style-name="P92"><text:span text:style-name="T18">–</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64">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8">два</text:span><text:span text:style-name="T1">, чтоб потом спать до одиннадцати и ни хрена не выспаться при этом?</text:span> На работу опять к часу<text:span text:style-name="T18"> приползу</text:span>. Надоело. <text:span text:style-name="T1">Закисать на работе — вредно для мозгов.</text:span> Надо отдохнуть. <text:span text:style-name="T18">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90">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21T18:17:00.144748939</dc:date>
    <meta:editing-duration>P135DT8M37S</meta:editing-duration>
    <meta:editing-cycles>8190</meta:editing-cycles>
    <meta:generator>LibreOffice/5.1.6.2$Linux_X86_64 LibreOffice_project/10m0$Build-2</meta:generator>
    <meta:document-statistic meta:table-count="0" meta:image-count="0" meta:object-count="0" meta:page-count="208" meta:paragraph-count="4406" meta:word-count="92310" meta:character-count="611144" meta:non-whitespace-character-count="518930"/>
  </office:meta>
</office:document-meta>
</file>